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language="nl" fo:country="NL" fo:font-weight="bold" style:font-size-asian="12pt" style:font-weight-asian="bold"/>
    </style:style>
    <style:style style:name="P2" style:family="paragraph" style:parent-style-name="Standard">
      <style:text-properties fo:font-size="12pt" fo:language="nl" fo:country="NL" style:font-size-asian="12pt"/>
    </style:style>
    <style:style style:name="P3" style:family="paragraph" style:parent-style-name="Standard" style:list-style-name="WW8Num14">
      <style:text-properties fo:font-size="12pt" fo:language="nl" fo:country="NL" style:font-size-asian="12pt"/>
    </style:style>
    <style:style style:name="P4" style:family="paragraph" style:parent-style-name="Standard" style:list-style-name="WW8Num11">
      <style:text-properties fo:font-size="12pt" fo:language="nl" fo:country="NL" style:font-size-asian="12pt"/>
    </style:style>
    <style:style style:name="P5" style:family="paragraph" style:parent-style-name="Standard" style:list-style-name="WW8Num7"/>
    <style:style style:name="P6" style:family="paragraph" style:parent-style-name="Standard" style:list-style-name="WW8Num10"/>
    <style:style style:name="P7" style:family="paragraph" style:parent-style-name="Standard" style:list-style-name="WW8Num10">
      <style:paragraph-properties fo:text-align="justify" style:justify-single-word="false"/>
    </style:style>
    <style:style style:name="P8" style:family="paragraph" style:parent-style-name="Standard" style:list-style-name="WW8Num21"/>
    <style:style style:name="P9" style:family="paragraph" style:parent-style-name="Standard" style:list-style-name="WW8Num12"/>
    <style:style style:name="P10" style:family="paragraph" style:parent-style-name="Standard" style:list-style-name="WW8Num32"/>
    <style:style style:name="P11" style:family="paragraph" style:parent-style-name="Standard" style:list-style-name="WW8Num24"/>
    <style:style style:name="P12" style:family="paragraph" style:parent-style-name="Standard" style:list-style-name="WW8Num13"/>
    <style:style style:name="P13" style:family="paragraph" style:parent-style-name="Standard" style:list-style-name="WW8Num31"/>
    <style:style style:name="P14" style:family="paragraph" style:parent-style-name="Standard" style:list-style-name="WW8Num2"/>
    <style:style style:name="P15" style:family="paragraph" style:parent-style-name="Standard" style:list-style-name="WW8Num28"/>
    <style:style style:name="P16" style:family="paragraph" style:parent-style-name="Standard" style:list-style-name="WW8Num19"/>
    <style:style style:name="P17" style:family="paragraph" style:parent-style-name="Standard" style:list-style-name="WW8Num5"/>
    <style:style style:name="P18" style:family="paragraph" style:parent-style-name="Standard" style:list-style-name="WW8Num25"/>
    <style:style style:name="P19" style:family="paragraph" style:parent-style-name="Standard" style:list-style-name="WW8Num23"/>
    <style:style style:name="P20" style:family="paragraph" style:parent-style-name="Standard" style:list-style-name="WW8Num22"/>
    <style:style style:name="P21" style:family="paragraph" style:parent-style-name="Standard" style:list-style-name="WW8Num8"/>
    <style:style style:name="P22" style:family="paragraph" style:parent-style-name="Standard" style:list-style-name="WW8Num27"/>
    <style:style style:name="P23" style:family="paragraph" style:parent-style-name="Standard" style:list-style-name="WW8Num20"/>
    <style:style style:name="P24" style:family="paragraph" style:parent-style-name="Standard" style:list-style-name="WW8Num9"/>
    <style:style style:name="P25" style:family="paragraph" style:parent-style-name="Standard" style:list-style-name="WW8Num33"/>
    <style:style style:name="P26" style:family="paragraph" style:parent-style-name="Standard" style:list-style-name="WW8Num15"/>
    <style:style style:name="P27" style:family="paragraph" style:parent-style-name="Standard" style:list-style-name="WW8Num1"/>
    <style:style style:name="P28" style:family="paragraph" style:parent-style-name="Standard" style:list-style-name="WW8Num30"/>
    <style:style style:name="P29" style:family="paragraph" style:parent-style-name="Standard" style:list-style-name="WW8Num17"/>
    <style:style style:name="P30" style:family="paragraph" style:parent-style-name="Standard" style:list-style-name="WW8Num18"/>
    <style:style style:name="P31" style:family="paragraph" style:parent-style-name="Standard" style:list-style-name="WW8Num4"/>
    <style:style style:name="P32" style:family="paragraph" style:parent-style-name="Standard" style:list-style-name="WW8Num16"/>
    <style:style style:name="P33" style:family="paragraph" style:parent-style-name="Standard" style:list-style-name="WW8Num26"/>
    <style:style style:name="P34" style:family="paragraph" style:parent-style-name="Standard" style:list-style-name="WW8Num6"/>
    <style:style style:name="P35" style:family="paragraph" style:parent-style-name="Standard" style:list-style-name="WW8Num11"/>
    <style:style style:name="P36" style:family="paragraph" style:parent-style-name="Standard">
      <style:paragraph-properties fo:break-before="page"/>
      <style:text-properties fo:font-size="16pt" fo:language="nl" fo:country="NL" fo:font-weight="bold" style:font-size-asian="16pt" style:font-weight-asian="bold"/>
    </style:style>
    <style:style style:name="P37" style:family="paragraph" style:parent-style-name="Standard" style:master-page-name="Standard">
      <style:paragraph-properties style:page-number="auto"/>
      <style:text-properties fo:font-size="16pt" fo:language="nl" fo:country="NL" fo:font-weight="bold" style:font-size-asian="16pt" style:font-weight-asian="bold"/>
    </style:style>
    <style:style style:name="P38" style:family="paragraph" style:parent-style-name="Header">
      <style:text-properties style:font-name="Impact" fo:font-size="26pt" style:text-underline-style="solid" style:text-underline-width="auto" style:text-underline-color="font-color" style:font-size-asian="26pt"/>
    </style:style>
    <style:style style:name="P39" style:family="paragraph" style:parent-style-name="Footer">
      <style:text-properties fo:font-size="16pt" style:font-size-asian="16pt"/>
    </style:style>
    <style:style style:name="T1" style:family="text">
      <style:text-properties fo:font-size="12pt" fo:language="nl" fo:country="NL" fo:font-weight="bold" style:font-size-asian="12pt" style:font-weight-asian="bold"/>
    </style:style>
    <style:style style:name="T2" style:family="text">
      <style:text-properties fo:font-size="12pt" fo:language="nl" fo:country="NL" style:font-size-asian="12pt"/>
    </style:style>
    <style:style style:name="T3" style:family="text">
      <style:text-properties fo:font-size="12pt" fo:language="nl" fo:country="NL" style:text-underline-style="solid" style:text-underline-width="auto" style:text-underline-color="font-color" style:font-size-asian="12pt"/>
    </style:style>
    <style:style style:name="T4" style:family="text">
      <style:text-properties fo:language="nl" fo:country="NL"/>
    </style:style>
    <style:style style:name="T5" style:family="text">
      <style:text-properties fo:language="nl" fo:country="NL" style:text-underline-style="solid" style:text-underline-width="auto" style:text-underline-color="font-color"/>
    </style:style>
    <style:style style:name="T6" style:family="text">
      <style:text-properties fo:language="nl" fo:country="NL"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Cathrin</text:p>
      <text:p text:style-name="P1"/>
      <text:p text:style-name="Standard"><text:span text:style-name="T1">Beroep: </text:span><text:span text:style-name="T2">Private eye</text:span></text:p>
      <text:p text:style-name="P2">Sceptisch, kritisch, cynisch, nadenkend, observerend, indringend, ondervragend</text:p>
      <text:p text:style-name="Standard"><text:span text:style-name="T1">Attributen: </text:span><text:span text:style-name="T2">Detective attributen, zoals een regenjas of loupe</text:span></text:p>
      <text:p text:style-name="Standard"><text:span text:style-name="T1">Tic:</text:span><text:span text:style-name="T2"> Nadenkend en scherp kijken, daarbij met de hand over de kin gaan, alsof je een man met een baard bent.</text:span></text:p>
      <text:p text:style-name="P1">Bekenden:</text:p>
      <text:list xml:id="list1430275488" text:style-name="WW8Num7">
        <text:list-item>
          <text:p text:style-name="P5"><text:span text:style-name="T3">Friedrich:</text:span><text:span text:style-name="T2"> De burgermeester. Je denkt dat hij pedofiel is en weet nog niet hoe daarachter te komen. Van hem heb je de opdracht gekregen om uit te zoeken wie de Donne is zodat hij hem kan laten oppakken ofzo. Waarom hij zo graag wil weten wie de Donne is, weet je niet, maar je vermoedt dat hij de Trampolini’s –de bende waar de Donne van aan het hoofd staat- protectiegeld moet betalen.</text:span></text:p>
        </text:list-item>
        <text:list-item>
          <text:p text:style-name="P5"><text:span text:style-name="T3">Ida:</text:span><text:span text:style-name="T2"> De vrouw van Friedrich. Ze verdient een leuk centje bij als pornoster, onder de schuilnaam Amber. Friedrich weet daar niks van en dat willen jullie ook zo houden. Daarvoor was ze echter slechts naaktfotomodel. Toen Britney –een ander naaktfotomodel- beter werd dan zij, vroeg ze jou om Britney eens goed onder de loep te nemen, voor een leuke smak geld. Ida zelf ging meteen de pornoscene in. Je hebt gisteren ontdekt dat El Banjo -het vriendje van Britney- een pooier is. Dat ga je haar vanavond vertellen. </text:span></text:p>
        </text:list-item>
        <text:list-item>
          <text:p text:style-name="P5"><text:span text:style-name="T3">Jomanda:</text:span><text:span text:style-name="T2"> Je vertrouwt haar niet helemaal. Ze zegt paranormaal begaafd te zijn, maar volgens jou zijn haar ‘wonderbaarlijke genezingen’ maar gespeeld door acteurs. Je probeert uit te vissen hoe het nu werkelijk zit</text:span></text:p>
        </text:list-item>
        <text:list-item>
          <text:p text:style-name="P5"><text:span text:style-name="T3">Brad:</text:span><text:span text:style-name="T2"> hij is de eigenaar van het hotel (Casa Decadenta). Je vertrouwt hem voor geen meter: volgens jou heeft Brad expres onderwereldfiguren als pooiers en hoeren in zijn hotel, omdat hij van deze onderwereldfiguren geld krijgt om niet de politie te bellen.</text:span></text:p>
        </text:list-item>
      </text:list>
      <text:p text:style-name="P1">Geruchten:</text:p>
      <text:list xml:id="list1774543968" text:style-name="WW8Num14">
        <text:list-item>
          <text:p text:style-name="P3">Jomanda werkt met acteurs in plaats van dat ze echt mensen geneest.</text:p>
        </text:list-item>
        <text:list-item>
          <text:p text:style-name="P3">Mike, de legendarische cameraman is overleden, maar niet aan een ongeluk</text:p>
        </text:list-item>
        <text:list-item>
          <text:p text:style-name="P3">Friedrich is pedofiel</text:p>
        </text:list-item>
        <text:list-item>
          <text:p text:style-name="P3">Brad heeft pooiers in zijn hotel rondlopen en krijgt daar van hun geld voor</text:p>
        </text:list-item>
      </text:list>
      <text:p text:style-name="Standard"><text:span text:style-name="T1">Doel: </text:span><text:span text:style-name="T2">voor Friedrich de Donne opsporen, Ida vertellen dat het vriendje van Britney een pooier is, uitvinden of Jomanda echt is, uitzoeken of Friedrich inderdaad pedofiel is, uitvinden wat er met Mike is gebeurd</text:span></text:p>
      <text:p text:style-name="P36">2. Wiebe</text:p>
      <text:p text:style-name="P1"/>
      <text:p text:style-name="Standard"><text:span text:style-name="T1">Beroep: </text:span><text:span text:style-name="T2">dichter, romanticus</text:span></text:p>
      <text:p text:style-name="P2">Snel en vaak verliefd, dromerig, romantisch, lief, charmant</text:p>
      <text:p text:style-name="Standard"><text:span text:style-name="T1">Attributen: </text:span><text:span text:style-name="T2">drugs, gedichten en schilderij</text:span></text:p>
      <text:p text:style-name="Standard"><text:span text:style-name="T1">Tic: </text:span><text:span text:style-name="T2">Terwijl je met een mooie vrouw aan het praten bent, opeens je zin onderbreken, haar aanstaren, wegdromen, schudden met je hoofd, omdat je besefte dat je met haar aan het praten was</text:span></text:p>
      <text:p text:style-name="P1">Bekenden: </text:p>
      <text:list xml:id="list658025594" text:style-name="WW8Num10">
        <text:list-item>
          <text:p text:style-name="P6"><text:span text:style-name="T3">Johannes de Doper:</text:span><text:span text:style-name="T2"> Johannes ken je van de basisschool al. Jij als kunstenaar gebruikt net als Herman Brood drugs om inspiratie te verkrijgen. Jullie gebruikten vaak samen, maar toen hij bij een bende ging, splitsten zich jullie wegen. Immers wilde jij niets met een bende te maken hebben, dat vind je veel te link. Je blijft liever op de achtergrond. Johannes is dealer bij die bende, maar jij hebt je eigen dealer, die buiten de bende staat. Soms als Johannes drugs nodig heeft, lever je die hem voor een leuk prijsje.</text:span></text:p>
        </text:list-item>
        <text:list-item>
          <text:p text:style-name="P6"><text:span text:style-name="T3">Diamond:</text:span><text:span text:style-name="T2"> Toen je haar voor het eerst zag was je meteen verliefd op haar: die mooie haren, die fantastische ogen. Je kreeg een mooie relatie met haar. Zij hield er wel van om met een kunstenaar te hebben. Je hebt haar eens naakt geschilderd en samen gebruikten jullie softdrugs. Maar toen je Soft tegen kwam, vervloog je liefde voor haar als vloeibare stikstof. Je maakte het met Diamond uit toen je al met Soft had, voor de eventuele gevolgen heb je geen oog</text:span></text:p>
        </text:list-item>
        <text:list-item>
          <text:p text:style-name="P7"><text:span text:style-name="T3">Soft:</text:span><text:span text:style-name="T2"> Toen je haar zag, dacht je meteen dat ze de vrouw van je dromen was. Je kreeg een korte relatie met haar, totdat je erachter kwam dat ze prostitué is. Iemands karakter is zeker belangrijk en hoeren hebben een slecht karakter. Je maakte het meteen uit met haar.</text:span></text:p>
        </text:list-item>
        <text:list-item>
          <text:p text:style-name="P7"><text:span text:style-name="T3">Britney:</text:span><text:span text:style-name="T2"> Je bent nu verliefd op haar, ze is naaktfotomodel en je kent haar dan ook van erotische kwaliteitsbladen. Haar lichaam is perfect en haar ogen stralen goddelijke perfectie uit</text:span></text:p>
        </text:list-item>
        <text:list-item>
          <text:p text:style-name="P6"><text:span text:style-name="T3">Shane:</text:span><text:span text:style-name="T2"> Shane heeft net als jij vroeger op de Kunstacademie gezeten. Jullie trokken met elkaar op. Jij gebruikte toen al je softdrugs voor inspiratie, hij hoefde daar niets van te hebben. Soms, als je hem tegenkomt, heeft hij wat drugs die hij aan je verkoopt. Shane is namelijk producent van pornofilms en sommige van zijn acteurs vergeten wel eens hun eigen inspiratie. Aangezien Shane hier niets van wil gebruiken, is hij blij dat hij voor een vriendenprijsje zijn gevonden drugs aan jou kwijt kan.</text:span></text:p>
        </text:list-item>
      </text:list>
      <text:p text:style-name="Standard"><text:span text:style-name="T1">Doel: </text:span><text:span text:style-name="T2">Britney versieren, als Shane een drugkoopje heeft deze doorverkopen aan Johannes de Doper, de vrouw van je dromen ontmoeten, inspiratie opdoen</text:span></text:p>
      <text:p text:style-name="P36">3. Wolfgang</text:p>
      <text:p text:style-name="P1"/>
      <text:p text:style-name="Standard"><text:span text:style-name="T1">Beroep: </text:span><text:span text:style-name="T2">Skileraar</text:span></text:p>
      <text:p text:style-name="P2">Paranoïde, ziet overal complotten in, bang wannabe-rokkenjager, mietje</text:p>
      <text:p text:style-name="Standard"><text:span text:style-name="T1">Attributen: </text:span><text:span text:style-name="T2">Skibril</text:span></text:p>
      <text:p text:style-name="Standard"><text:span text:style-name="T1">Tic: </text:span><text:span text:style-name="T2">Een Oostenrijks accent</text:span></text:p>
      <text:p text:style-name="P1">Bekenden:</text:p>
      <text:list xml:id="list2017315818" text:style-name="WW8Num21">
        <text:list-item>
          <text:p text:style-name="P8"><text:span text:style-name="T3">Daisy:</text:span><text:span text:style-name="T2"> Zij is schoonmaakster in het hotel. Aangezien jij vaak in het hotel komt, ken je haar goed en zij vertelde jou vanochtend dat ze onwijs veel geld gevonden had in de kamer van een gast Calzone ai Funghi genaamd. Je denkt dat hij een misdaadbaas is, als je hem zo ziet lopen met die arrogante blik in zijn ogen. Daarom ben je wel een beetje bang voor hem.</text:span></text:p>
        </text:list-item>
        <text:list-item>
          <text:p text:style-name="P8"><text:span text:style-name="T3">Friedrich:</text:span><text:span text:style-name="T1"> </text:span><text:span text:style-name="T2">De burgemeester van de stad. Je hebt hem leren skiën en je wilt hem vertellen over waar jij Calzone ai Funghi van verdenkt.</text:span></text:p>
        </text:list-item>
        <text:list-item>
          <text:p text:style-name="P8"><text:span text:style-name="T3">Marie:</text:span><text:span text:style-name="T1"> </text:span><text:span text:style-name="T2">Zij heeft de Nobelprijs Biologie gewonnen met een feromonenspuitbus. Jij zou die spuitbus best wel willen hebben, om mooie meiden die bij jou skiles krijgen in het bed te krijgen. Als je haar ziet, doe je daarom heel aardig tegen haar</text:span></text:p>
        </text:list-item>
        <text:list-item>
          <text:p text:style-name="P8"><text:span text:style-name="T3">Shane:</text:span><text:span text:style-name="T2"> Nadat Daisy haar verhaal over Calzone ai Funghi had verteld, heb je een tijdje verdwaasd en angstig rondgelopen. Een misdaadbaas in het hotel! Toen kwam je Shane tegen in de gang. Hij had een grote koffer bij zich. Half in gedachten vroeg je uit nieuwsgierigheid wat er in die koffer zat. Hij zei dat er kleren in zaten, maar hij werd wel rood. Snel liep je door: volgens jou is hij ook een misdaadbaas met een koffer met geld. En misschien is dat geld wel van die Calzone ai Funghi! Dit moet je nog even aan Daisy vertellen.</text:span></text:p>
        </text:list-item>
      </text:list>
      <text:p text:style-name="Standard"><text:span text:style-name="T1">Doel: </text:span><text:span text:style-name="T2">Feromonenspuitbus van Marie in bezit krijgen, vrouwen versieren, erachter komen wie Calzone ai Funghi is, Friedrich over Calzone ai Funghi vertellen, Daisy vertellen over Shane.</text:span></text:p>
      <text:p text:style-name="P36">4. Daisy</text:p>
      <text:p text:style-name="P1"/>
      <text:p text:style-name="Standard"><text:span text:style-name="T1">Beroep: </text:span><text:span text:style-name="T2">Schoonmaakster van het hotel</text:span></text:p>
      <text:p text:style-name="P2">Simpel, roddeltante, naïef</text:p>
      <text:p text:style-name="Standard"><text:span text:style-name="T1">Attributen: </text:span><text:span text:style-name="T2">schort en schoonmaakspullen</text:span></text:p>
      <text:p text:style-name="Standard"><text:span text:style-name="T1">Tic: </text:span><text:span text:style-name="T2">Met wijd opengesperde ogen en mond ietswat getuit in een rondje ‘Ooohh!’ zeggen als je iets nieuws hoort</text:span></text:p>
      <text:p text:style-name="P1">Bekenden:</text:p>
      <text:list xml:id="list1865998639" text:style-name="WW8Num12">
        <text:list-item>
          <text:p text:style-name="P9"><text:span text:style-name="T3">Brad:</text:span><text:span text:style-name="T2"> Je baas die je -als hij gestresst is- je steeds maar op je fouten wijst, hoe klein ze ook zijn. Hij kan totaal niet tegen stress en maakt dan zelf ook veel fouten. Soms kan je het niet meer aan en je zegt dan dat je het veel te druk hebt en ook nog haast niets verdient. Dat laatste moet je met Helen regelen, zegt hij. Normaal is het wel te doen om voor hem te werken, maar vandaag is hij nog erger gestresst dan normaal, waarschijnlijk omdat hij het rot vindt dat zijn hotel is ingesneeuwd.</text:span></text:p>
        </text:list-item>
        <text:list-item>
          <text:p text:style-name="P9"><text:span text:style-name="T3">Helen:</text:span><text:span text:style-name="T1"> </text:span><text:span text:style-name="T2">Zij is de eigenares van het hotel en getrouwd met Brad. Je kunt alles aan haar vertellen en hoort ook veel nieuwe roddels van haar. Omdat ze jou ook erg mag. Ze heeft het vaak over Brad. Dat hij weer boos is weggelopen en de volgende dag weer op de stoep staat. De roddels die ze vertelt vind je prachtig ‘oooh’.</text:span></text:p>
        </text:list-item>
        <text:list-item>
          <text:p text:style-name="P9"><text:span text:style-name="T3">Lolita:</text:span><text:span text:style-name="T1"> </text:span><text:span text:style-name="T2">De dochter van Brad en Helen. Je kent haar een beetje en praat wel met haar, maar zij is erg wisselvallig, waarschijnlijk omdat ze in de pubertijd aan het komen is.</text:span></text:p>
        </text:list-item>
        <text:list-item>
          <text:p text:style-name="P9"><text:span text:style-name="T3">Calzone ai Funghi:</text:span><text:span text:style-name="T2"> toen je vanochtend zijn kamer opruimde, schrok je heel erg toen je zijn kast opendeed: er zat allemaal geld in, wel miljoenen euros aan briefgeld. Je maakte snel de rest van zijn hotelkamer schoon en ging zo snel weg als je kon. Volgens jou heeft niemand je gezien.</text:span></text:p>
        </text:list-item>
        <text:list-item>
          <text:p text:style-name="P9"><text:span text:style-name="T3">Wolfgang:</text:span><text:span text:style-name="T1"> </text:span><text:span text:style-name="T2">Hij is skileraar en bezoekt het hotel vaak. Je kent hem daardoor goed. Je moest kwijt wat je in Calzone ai Funghi’s kamer vond en hebt het hem verteld. Hij dacht dat Calzone ai Funghi een misdaadbaas is. Dat weet je niet, maar je bent voor de zekerheid toch maar een beetje bang voor hem.</text:span></text:p>
        </text:list-item>
        <text:list-item>
          <text:p text:style-name="P9"><text:span text:style-name="T3">Hedwig:</text:span><text:span text:style-name="T1"> </text:span><text:span text:style-name="T2">Zij is het geadopteerde dochtertje van Helen. Ze lijdt aan het syndroom van Down, maar dat doet jou er weinig toe, je bent blij met haar gezelschap. Ze doet nooit lullig of arrogant tegen je, verteld je niet wat je moet doen, ze luistert gewoon.</text:span></text:p>
        </text:list-item>
      </text:list>
      <text:p text:style-name="Standard"><text:span text:style-name="T1">Doel: </text:span><text:span text:style-name="T2">Brad proberen uit te staan met zijn gezeur door bijvoorbeeld Helen te vragen je te helpen, uitvinden wie Calzone ai Funghi is</text:span></text:p>
      <text:p text:style-name="P36">5. Lolita</text:p>
      <text:p text:style-name="P1"/>
      <text:p text:style-name="Standard"><text:span text:style-name="T1">Beroep: </text:span><text:span text:style-name="T2">Dochter van de directeur van het hotel</text:span></text:p>
      <text:p text:style-name="P2">Begin van de pubertijd, rebels</text:p>
      <text:p text:style-name="Standard"><text:span text:style-name="T1">Attributen: </text:span><text:span text:style-name="T2">haarband/ kleurtje in je haar</text:span></text:p>
      <text:p text:style-name="Standard"><text:span text:style-name="T1">Tic:</text:span><text:span text:style-name="T2"> ‘Weet je’ als stopwoordje</text:span></text:p>
      <text:p text:style-name="Standard"><text:span text:style-name="T1">Leeftijd: </text:span><text:span text:style-name="T2">Veertien jaar, middelbare school</text:span></text:p>
      <text:p text:style-name="P1">Bekenden:</text:p>
      <text:list xml:id="list353086758" text:style-name="WW8Num32">
        <text:list-item>
          <text:p text:style-name="P10"><text:span text:style-name="T3">Brad:</text:span><text:span text:style-name="T2"> Je vader vindt dat je teveel aandacht vraagt en dat het door je pubertijd komt. Je vindt hem altijd teveel zeuren en de dingen gigantisch aan het opblazen is, waarom altijd die heisa? Je houd wel van hem, maar hij is gewoon ouderwets, zeker met zijn seventy-music. Vandaag kun je hem niet uitstaan, veel te gestresst, waarschijnlijk omdat zijn mooie hotelletje ingesneeuwd is. Jou kan dat niets schelen, er zijn belangrijkere dingen in de wereld dan je werk of zaak. Je vindt hem maar een ouderwetse man, die jou liever zag werken: jij kijkt liever MTV. Je pa zou ook willen dat je op school hogere punten halen, maar net voldoendes halen –zoals je er nu voorstaat: allemaal zessen- vind je goed genoeg.</text:span></text:p>
        </text:list-item>
        <text:list-item>
          <text:p text:style-name="P10"><text:span text:style-name="T3">Helen:</text:span><text:span text:style-name="T2"> Je moeder, zij is de eigenares van het hotel en doet alle financiële zaken. Je kunt het goed met haar vinden, omdat ze je begrijpt als moeder en je soms helpt met moeilijke dingen. Je wilt haar vertellen dat je verliefd geworden bent, maar liever niet op wie.</text:span></text:p>
        </text:list-item>
        <text:list-item>
          <text:p text:style-name="P10"><text:span text:style-name="T3">Daisy:</text:span><text:span text:style-name="T2"> De schoonmaakster van het hotel. Ze is niet de slimste. Ze maakt al tijden schoon in het hotel en weet een hoop roddels. Maar aangezien je hierin niet geïnteresseerd bent, spreek je haar amper. Ze is een beetje simpel, maar als je iets moet weten, zou je het best eens aan haar kunnen vragen.</text:span></text:p>
        </text:list-item>
        <text:list-item>
          <text:p text:style-name="P10"><text:span text:style-name="T3">Friedrich:</text:span><text:span text:style-name="T2"> De burgermeester is volgens jou een slim man, die je vaak in het dorp hebt gezien. Hij is altijd aardig tegen je en dat kun je wel waarderen. Sterker nog, stiekem ben je verliefd op hem, maar je weet niet of het vreemd is: hij is bijna veertig jaar en jij veertien, bijna vijftien. Misschien is het helemaal niet raar: er zijn toch wel meer meisjes die op oudere mannen vallen? En wat vind Friedrich ervan? Misschien vindt hij jou ook wel leuk. Je zegt hem pas dat je verliefd op hem bent, als je bijna zeker weet dat hij dat ook op jou is.</text:span></text:p>
        </text:list-item>
        <text:list-item>
          <text:p text:style-name="P10"><text:span text:style-name="T3">Hedwig:</text:span><text:span text:style-name="T1"> </text:span><text:span text:style-name="T2">Je vindt haar maar raar. Ze is een meisje met het syndroom van Down en drie jaar ouder dan jij. Je moeder heeft haar in het hotel genomen en haar opgevoed zo goed en kwaad als maar kon. Waarom weet je niet precies, je hebt het haar ook nooit gevraagd, omdat je moeder graag zou willen dat je Hedwig als zus zou zien, in plaats van een outsider.</text:span></text:p>
        </text:list-item>
      </text:list>
      <text:p text:style-name="Standard"><text:span text:style-name="T1">Doel: </text:span><text:span text:style-name="T2">uitzoeken wat voor iemand Friedrich is, aan je moeder Helen vertellen dat je verliefd bent, zorgen dat Brad niet teveel zeurt aan je hoofd door van je af te bijten</text:span></text:p>
      <text:p text:style-name="P36">6. Helen</text:p>
      <text:p text:style-name="P1"/>
      <text:p text:style-name="Standard"><text:span text:style-name="T1">Beroep: </text:span><text:span text:style-name="T2">Vrouw van de directeur van het hotel</text:span></text:p>
      <text:p text:style-name="Standard"><text:span text:style-name="T1">Attributen: </text:span><text:span text:style-name="T2">lelijk hoedje</text:span></text:p>
      <text:p text:style-name="Standard"><text:span text:style-name="T1">Tic:</text:span><text:span text:style-name="T2"> soaps en Oprah bespreken, roddelen</text:span></text:p>
      <text:p text:style-name="P1">Bekenden:</text:p>
      <text:list xml:id="list673788106" text:style-name="WW8Num24">
        <text:list-item>
          <text:p text:style-name="P11"><text:span text:style-name="T3">Brad:</text:span><text:span text:style-name="T2"> Je man. Je bent vroeg met hem getrouwd omdat je zwanger werd van Lolita. Omdat je toch thuis kon studeren heb je jouw papieren gehaald voor hotelmanagement <text:s/>en hotel Casa Decadenta overgenomen van je ouders. Jij bent goed met geld, organisatie en leiding geven en Brad is meer een doener en zorgt dat de zaken die jij vindt die moeten gebeuren gedaan worden. Omdat jullie onverwachts insneeuwden, is de pas bestelde voorraad proviand vandaag niet aangekomen. Net als Brad weet je dat het eten ongeveer morgen op zal zijn. Jij blijft er rustig onder en laat niemand iets merken, omdat je er toch niks aan kan doen, dat jullie ineens ingesneeuwd zijn.</text:span></text:p>
        </text:list-item>
        <text:list-item>
          <text:p text:style-name="P11"><text:span text:style-name="T3">Lolita:</text:span><text:span text:style-name="T2"> Je dochter zit op de middelbare school, maar vind het daar niet leuk. Ze vindt het moeilijk om met studeren bezig te zijn. Ze haalt allemaal zesjes en dat vindt Lolita goed genoeg. Volgens jou zit ze al in het begin van haar pubertijd. De laatste tijd heeft ze een beetje een afwezige blik in haar ogen, zou er misschien iets aan de hand zijn met haar? Misschien is ze wel verliefd. Of misschien heeft ze zelfs al een vriendje?</text:span></text:p>
        </text:list-item>
        <text:list-item>
          <text:p text:style-name="P11"><text:span text:style-name="T3">Daisy: </text:span><text:span text:style-name="T2">De schoonmaakster van het hotel. In je vrije tijd klets je veel met haar af, ze weet wel roddels en lijkt soms een beetje op Hedwig, waardoor je van haar bent gaan houden.</text:span></text:p>
        </text:list-item>
        <text:list-item>
          <text:p text:style-name="P11"><text:span text:style-name="T3">Hedwig:</text:span><text:span text:style-name="T2"> ze is nu zeventien jaar en al die tijd in het hotel, ze is een stukje interieur geworden. Toch beschouw je haar als je dochter, want je hebt voor haar gezorgd. Je weet niet wie haar ouders zijn. Je bent zeer benieuwd, maar je zou niet weten hoe je daar achter zou moeten komen. Je zou graag zien dat Lolita Hedwig als een zus zou zien, maar dat haar dit nog niet lukt neem je haar niet kwalijk, je hebt immers niet de zuiverste motieven om Hedwig te verzorgen.</text:span></text:p>
        </text:list-item>
        <text:list-item>
          <text:p text:style-name="P11"><text:span text:style-name="T3">Castro:</text:span><text:span text:style-name="T2"> hij heeft Hedwig gebracht en hij betaalt grof geld om haar door jou te laten onderhouden. Hoe hij aan Hedwig kwam weet je niet.</text:span></text:p>
        </text:list-item>
      </text:list>
      <text:p text:style-name="Standard"><text:span text:style-name="T1">Doel: </text:span><text:span text:style-name="T2">uitzoeken wie de ouders van Hedwig zijn, wat zou er met Lolita aan de hand zijn?, zorgen dat je niet gek wordt van Brad</text:span></text:p>
      <text:p text:style-name="P36">7. Brad</text:p>
      <text:p text:style-name="P1"/>
      <text:p text:style-name="Standard"><text:span text:style-name="T1">Beroep: </text:span><text:span text:style-name="T2">Directeur van het hotel</text:span></text:p>
      <text:p text:style-name="Standard"><text:span text:style-name="T1">Attributen: </text:span><text:span text:style-name="T2">Vlinderstrikje</text:span></text:p>
      <text:p text:style-name="Standard"><text:span text:style-name="T1">Tic: </text:span><text:span text:style-name="T2">Onwijs gestresst</text:span></text:p>
      <text:p text:style-name="P1">Bekenden:</text:p>
      <text:list xml:id="list2123372922" text:style-name="WW8Num13">
        <text:list-item>
          <text:p text:style-name="P12"><text:span text:style-name="T3">Helen:</text:span><text:span text:style-name="T2"> Je vrouw. Jullie zijn jong getrouwd, omdat ze ineens zwanger bleek te zijn van Lolita. Ze heeft gestudeerd en daarom de meeste mogelijkheden. Ze heeft in het hotel de organisatorische touwtjes in handen. Ze zegt wat er met gebeuren en jij laat de klusjes uitgevoerd worden. Normaal gaat alles zijn gangetje, maar vandaag loopt alles mis. Doordat jullie ingesneeuwd zijn, voordat de vrachtwagen met nieuw proviand kwam, hebben jullie slechts nog net genoeg eten voor één dag. Toch moet je het feest doorvoeren en bij de gedachte aan hongerlijden wordt je gestressed en gaat fouten maken. Helen weet dit ook. <text:s/></text:span></text:p>
        </text:list-item>
        <text:list-item>
          <text:p text:style-name="P12"><text:span text:style-name="T3">Lolita:</text:span><text:span text:style-name="T2"> Je dochter is in de pubertijd en vraagt daardoor soms te veel aandacht, waardoor je jezelf op haar afreageert en niet zo’n goede band hebt. Je houdt van haar, maar ze voert niets uit! Naar school gaan vind ze niet leuk en kijkt altijd die nieuwste clips, terwijl de jaren zeventig het toch echt is!!</text:span></text:p>
        </text:list-item>
        <text:list-item>
          <text:p text:style-name="P12"><text:span text:style-name="T3">Daisy:</text:span><text:span text:style-name="T2"> de schoonmaakster van het hotel. Ze maakt wel goed schoon, maar doet het allemaal zo onlogisch. Iedere keer weer moet je zeggen wat er nog moet gebeuren. Vooral vandaag, nu je zo gestresst bent, heb je veel kritiek op haar op de kleinste dingen. Maar ach, ze doet over het geheel haar werk redelijk en is goedkoop.</text:span></text:p>
        </text:list-item>
        <text:list-item>
          <text:p text:style-name="P12"><text:span text:style-name="T3">Cathrin:</text:span><text:span text:style-name="T2"> Zij is een private eye en daar hou je niet van. Je weet best dat er soms ongure personen in je hotel komen, maar dat kan je niets schelen: als er maar geld in het laatje komt. Het zou vervelend zijn als Cathrin één van je gasten bij de politie aan zou geven.</text:span></text:p>
        </text:list-item>
      </text:list>
      <text:p text:style-name="Standard"><text:span text:style-name="T1">Doel: </text:span><text:span text:style-name="T2">zorgen dat Cathrin geen schade aanricht, Lolita opvoeden, klanten gerust stellen</text:span></text:p>
      <text:p text:style-name="P36">8. Mamma</text:p>
      <text:p text:style-name="P1"/>
      <text:p text:style-name="Standard"><text:span text:style-name="T1">Beroep: </text:span><text:span text:style-name="T2">beginnende prostituees de kneepjes van het vak leren, voormalig verpleegster</text:span></text:p>
      <text:p text:style-name="Standard"><text:span text:style-name="T1">Attributen: </text:span><text:span text:style-name="T2">komkommer</text:span></text:p>
      <text:p text:style-name="Standard"><text:span text:style-name="T1">Tic: </text:span><text:span text:style-name="T2">met de hand over de binnenkant van je dijen strelen</text:span></text:p>
      <text:p text:style-name="P1">Bekenden:</text:p>
      <text:list xml:id="list2172744718" text:style-name="WW8Num31">
        <text:list-item>
          <text:p text:style-name="P13"><text:span text:style-name="T3">Castro:</text:span><text:span text:style-name="T2"> Heel lang geleden, toen je nog in de verpleging werkte, moest je Castro verzorgen. Hij zat in het gips en was op straat in elkaar getrapt. Je verzorgde hem, praatte met hem en hebt het met hem gedaan toen hij nog in het gips zat. Jullie kregen een relatie die helaas niet lang voortduurde toen hij gezond het ziekenhuis mocht verlaten. Hij maakte het uit, omdat hij zei een stel van zijn vrienden te mogen helpen. Hij komt echter soms langs om het contact vast te houden, maar zegt geen relatie te willen. Ook kwam hij een keer binnen met:</text:span></text:p>
        </text:list-item>
        <text:list-item>
          <text:p text:style-name="P13"><text:span text:style-name="T3">Pearl:</text:span><text:span text:style-name="T2"> Heel lang geleden is zij te vondeling bij jou gelegd. Wie haar ouders zijn is onbekend. Je hebt haar opgevoed en verteld over de bende de Trampolini’s, de bende die de dienst uitmaakt in de stad. Je werkte toen je nog jong en mooi was voor Bill, de vader van Marvin en El Banjo als prostitué. Bill betaalde net als iedere pooier protectiegeld aan de Trampolini’s om te mogen pooieren in de stad, zonder koud gemaakt te worden. Op haar twaalfde begon Pearl zelfstandig te tippelen. Je leerde haar het vak, zowel de lichamelijke technieken, als de verleidingen op straat en raadde haar aan een pooier te nemen. Het voordeel van een pooier is dat ze je beschermen en je meer klandizie hebt. Uiteraard stelde je Marvin voor, omdat hij jou dik betaalt voor nieuwe hoeren. Maar Pearl wilde persé bij El Banjo werken, een andere pooier, de tweelingbroer van Marvin. El Banjo ken je niet zo goed en je hebt geen afspraak met hem dat als je hem nieuwe meisjes levert hij jou betaald. Je vind het kut van Pearl dat ze niet naar Marvin is gegaan, omdat je hierdoor een hele smak geld misloopt. Je hebt ruzie met haar gemaakt hierover en hebt haar je huis uit geschopt. Ze werkt nu nog steeds voor El Banjo.</text:span></text:p>
        </text:list-item>
        <text:list-item>
          <text:p text:style-name="P13"><text:span text:style-name="T3">Hedwig:</text:span><text:span text:style-name="T2"> In de tijd dat je nog in het ziekenhuis werkte heb je Hedwig ter wereld gebracht. Castro vroeg of je dit wilde doen. De moeder van Hedwig, Quattro Stagioni, is bij de geboorte overleden en later kwam je er pas achter, toen je de prostitutie in was gegaan, dat die vrouw de vrouw was van de Donne, de leider van een bende. Toen je aan Castro vroeg, waarom hij de vrouw van de Donne kende, vroeg hij jou om te zwijgen dat je dat weet. Hij zei dat je anders misschien in de problemen zou kunnen komen. </text:span></text:p>
        </text:list-item>
        <text:list-item>
          <text:p text:style-name="P13"><text:span text:style-name="T3">Marvin:</text:span><text:span text:style-name="T2"> Hij is een pooier en voor hem regel je soms vrouwen, zoals Bubblin’, en geef je beginnend prostituees een ‘vakopleiding’, die door Marvin wordt betaald aan jou. Hier verdien je jouw centen mee.</text:span></text:p>
        </text:list-item>
        <text:list-item>
          <text:p text:style-name="P13"><text:span text:style-name="T3">Bubblin’:</text:span><text:span text:style-name="T2"> een prostitué die je de kneepjes van het vak geleerd hebt. Soms laat Marvin de prostituees hun ‘opleiding’ zelf betalen, maar Marvin heeft de opleiding van Bubblin’ zelf betaald. Jou maakt het niet uit, wie jou je centen geeft.</text:span></text:p>
        </text:list-item>
      </text:list>
      <text:p text:style-name="Standard"><text:span text:style-name="T1">Doel:</text:span><text:span text:style-name="T2"> Meiden opleiden tot professionele prostitué en doorverkopen aan Marvin, veel geld verdienen, van het leven genieten, Pearl naar Marvin krijgen in plaats van bij El Banjo</text:span></text:p>
      <text:p text:style-name="P36">9. Clair</text:p>
      <text:p text:style-name="P1"/>
      <text:p text:style-name="Standard"><text:span text:style-name="T1">Beroep: </text:span><text:span text:style-name="T2">Bankdirectrice</text:span></text:p>
      <text:p text:style-name="P2">Arrogant</text:p>
      <text:p text:style-name="Standard"><text:span text:style-name="T1">Attributen: </text:span><text:span text:style-name="T2">(luxe) koffertje, rekenmachientje, schoenen met hakken</text:span></text:p>
      <text:p text:style-name="Standard"><text:span text:style-name="T1">Tic: </text:span><text:span text:style-name="T2">overdreven hard met je hakken tikken als je loopt</text:span></text:p>
      <text:p text:style-name="P1">Bekenden:</text:p>
      <text:list xml:id="list1823758491" text:style-name="WW8Num2">
        <text:list-item>
          <text:p text:style-name="P14"><text:span text:style-name="T3">Calzone ai Funghi:</text:span><text:span text:style-name="T2"> hij is een mannetje van de Donne –de legendarische leider van de Trampolini’s- en voor hem was je geld wit.</text:span></text:p>
        </text:list-item>
        <text:list-item>
          <text:p text:style-name="P14"><text:span text:style-name="T3">Britney:</text:span><text:span text:style-name="T2"> Voordat zij fotomodel werd, waren jullie goede vriendinnen. Jullie zaten bij het corps R.K.S.V. Sint Bernard in dezelfde jaarclub. Op een dag vroeg ze of je haar geld kon lenen, omdat ze haar borsten wilde vergroten, omdat ze fotomodel wilde worden. Je had zelf geen geld, maar je hebt het geld verduisterd van de bank waarin je werkte. Britney zei, dat als ze beroemd zou worden, dat ze het geld met flinke rente terug zou betalen. Ze is al doorgebroken in de modellenwereld, maar heeft je nog steeds niet terugbetaald. Je verduisterde wel vaker geld van de bank, maar door jouw geniale boekhoudkunde heeft niemand jou ooit nog betrapt hierop.</text:span></text:p>
        </text:list-item>
        <text:list-item>
          <text:p text:style-name="P14"><text:span text:style-name="T3">Shane:</text:span><text:span text:style-name="T2"> Hij heeft een tijdje bij de bank gewerkt als boekhouder. Hij deed ook jouw boekhouding controleren, maar heeft nooit iets gevonden. Anders was hij niet altijd zo aardig geweest. Het is een goede gast en je vindt het jammer dat hij bij de bank is weggegaan. Hij wilde iets met films gaan doen, zei hij. Hoe zou het nu met hem gaan?</text:span></text:p>
        </text:list-item>
        <text:list-item>
          <text:p text:style-name="P14"><text:span text:style-name="T3">Jomanda:</text:span><text:span text:style-name="T2"> vroeger had je veel last van hoofdpijn, doordat je veel stress had. Je hoorde dat Jomanda allerlei healings organiseert, omdat Jomanda paranormaal begaafd is. Omdat je al van alles hebt geprobeerd om van je hoofdpijn af te komen, ben je maar eens naar een healing geweest. Jomanda genas je van je hoofdpijn. Je bent achteraf naar haar toegelopen om het er met haar over te hebben en haar te bedanken. Sindsdien geef je haar om de zoveel tijd een hoop geld uit dank, zodat ze haar speciale gaven zonder zorgen kan gebruiken om andere mensen te genezen.</text:span></text:p>
        </text:list-item>
      </text:list>
      <text:p text:style-name="Standard"><text:span text:style-name="T1">Doel: </text:span><text:span text:style-name="T2">Geld Britney terugkrijgen, bijkletsen met Shane</text:span></text:p>
      <text:p text:style-name="P36">10. Pearl</text:p>
      <text:p text:style-name="P1"/>
      <text:p text:style-name="Standard"><text:span text:style-name="T1">Beroep:</text:span><text:span text:style-name="T2"> Hoer</text:span></text:p>
      <text:p text:style-name="P2">Ordinair, plat</text:p>
      <text:p text:style-name="Standard"><text:span text:style-name="T1">Attributen: </text:span><text:span text:style-name="T2">handtasje met alles wat je nodig kunt hebben voor je werk</text:span></text:p>
      <text:p text:style-name="Standard"><text:span text:style-name="T1">Tic:</text:span><text:span text:style-name="T2"> Amsterdams/ Haags/ Rotterdams accent</text:span></text:p>
      <text:p text:style-name="P1">Bekenden:</text:p>
      <text:list xml:id="list767096508" text:style-name="WW8Num28">
        <text:list-item>
          <text:p text:style-name="P15"><text:span text:style-name="T3">El Banjo:</text:span><text:span text:style-name="T2"> toen je zelfstandig aan het tippelen was op je twaalfde, heeft hij jou ooit mee naar huis genomen. Hij was zo onder de indruk van seksuele technieken, dat hij vertelde dat hij een pooier was en jou graag als prostitué voor hem zou willen hebben, omdat je zo goed in bed bent. In het begin twijfelde je, maar hij gaf jou veel cadeaus en aandacht, dat je besloot om voor hem te gaan werken. Toen Mamma ook nog ruzie met jou ging maken over hem, heeft hij jou gesteund, zowel geestelijk als financieel, en je werkt nog steeds voor hem.</text:span></text:p>
        </text:list-item>
        <text:list-item>
          <text:p text:style-name="P15"><text:span text:style-name="T3">Diamond:</text:span><text:span text:style-name="T2"> Je collega hoer, ze is aan de drugs verslaafd. Je weet nog niet of je zelf ook aan de drugs wilt gaan. Immers gebruikt ze niet voor niets, maar voor de lol.</text:span></text:p>
        </text:list-item>
        <text:list-item>
          <text:p text:style-name="P15"><text:span text:style-name="T3">Mamma:</text:span><text:span text:style-name="T2"> Je was toen je klein was te vondeling gelegd bij Mamma. Zij heeft je opgevoed. Zij was vroeger een prostitué en jij maakt al vroeg kennis met dit wereldje. Ze vertelde over de bende de Trampolini’s, die in de stad de dienst uitmaken. Aan het hoofd van de Trampolini’s staat de legendarische en gevreesde Donne. In de tijd dat Mamma nog in het ziekenhuis werkte vertelde ze dat ze misschien de dochter van de Donne ter wereld heeft gebracht. Hoe de Donne heet weet ze niet, maar zijn vrouw die bij de geboorte stierf heette Quattro Stagioni en de dochter heet Hedwig. Op je twaalfde ben je zelfstandig gaan tippelen en Mamma heeft je uitgelegd hoe je dat als prostitué aan moet pakken, zowel de technische aspecten in bed als op straat. Mamma raadde je aan bij een pooier te gaan, zodat je meer klandizie krijgt en bescherming hebt. Ze raadde Marvin aan, maar jij wilde liever bij El Banjo werken, een andere pooier. Toen je dat zei, kreeg je ruzie met haar. Mamma wilde persé dat je bij Marvin ging prostitueren, jij wilde persé bij El Banjo. Mamma heeft je toen het huis uit geschopt en je woont nu ergens anders zelfstandig.</text:span></text:p>
        </text:list-item>
        <text:list-item>
          <text:p text:style-name="P15"><text:span text:style-name="T3">Marvin:</text:span><text:span text:style-name="T2"> hij is dus de andere pooier in de stad Tirol. Hij is de tweelingbroer van El Banjo. Je bent benieuwd wat voor iemand hij is. Je zou graag hogerop komen en zou hij meer betalen dan El Banjo, dan zou je bij hem gaan werken.</text:span></text:p>
        </text:list-item>
      </text:list>
      <text:p text:style-name="Standard"><text:span text:style-name="T1">Doel: </text:span><text:span text:style-name="T2">meer geld verdienen dan nu, relatie met Mamma proberen te herstellen</text:span></text:p>
      <text:p text:style-name="P36">11. El Banjo</text:p>
      <text:p text:style-name="P1"/>
      <text:p text:style-name="Standard"><text:span text:style-name="T1">Beroep: </text:span><text:span text:style-name="T2">Pooier</text:span></text:p>
      <text:p text:style-name="P2">Opschepper</text:p>
      <text:p text:style-name="Standard"><text:span text:style-name="T1">Attributen: </text:span><text:span text:style-name="T2">Dezelfde kleding als Marvin, maar met intelligentere details (bril, kapsel)</text:span></text:p>
      <text:p text:style-name="Standard"><text:span text:style-name="T1">Tic: </text:span><text:span text:style-name="T2">Drugsverslaafd, halverwege de avond een black-out door een overdosis drugs</text:span></text:p>
      <text:p text:style-name="P1">Bekenden:</text:p>
      <text:list xml:id="list773012158" text:style-name="WW8Num19">
        <text:list-item>
          <text:p text:style-name="P16"><text:span text:style-name="T5">Marvin:</text:span><text:span text:style-name="T4"> Je tweelingbroer. Jullie zaten samen op de basisschool in dezelfde klas, maar bij de middelbare school, gingen jullie andere wegen op. Hij ging het VBO doen, welke hij nooit heeft afgemaakt, jij ging VWO doen, die je cum laude hebt afgesloten. Hij is een beetje een chaoot vind je, maar desondanks je tweelingbroer en je mag hem graag. Jullie zijn dezelfde branche ingegaan: de pooierij. Hij begon meteen na het VBO, jij pas na je diploma, en het is een gezond soort concurrentie tussen jullie twee. Jullie scheppen tegen elkaar op wie de lekkerste hoeren heeft, de meeste, de gekste.</text:span></text:p>
        </text:list-item>
        <text:list-item>
          <text:p text:style-name="P16"><text:span text:style-name="T5">David:</text:span><text:span text:style-name="T4"> Een mannetje van de Donne. De Donne is de legendarische leider van het gevreesde misdaadsyndicaat de Trampolini’s, de heersende bende in deze streek van het land. Als pooier zijnde, moet je hem geld betalen. Je betaalt hem 10% van je winst. Dit geld betaal je om twee redenen: 1. Anders krijg je problemen met de Trampolini’s en 2. Als er problemen zijn, dan kun je bij David hulp vragen en hij speelt dat door naar de Trampolini’s. Je vind het vervelend dat je hem moet betalen, omdat je het liefst je eigen misdaadsyndicaat zou hebben, of direct onder de Donne. David gooit jou en Marvin door elkaar. Dat vinden jullie lachen. Hij denkt dat jullie één en dezelfde persoon zijn, Marvin El Banjo genaamd en dat wil je zo houden, net als je broer.</text:span></text:p>
        </text:list-item>
        <text:list-item>
          <text:p text:style-name="P16"><text:span text:style-name="T5">Diamond:</text:span><text:span text:style-name="T4"> Zij is een prostitué die voor jou werkt. Ze is cool, stoer en aan de harddrugs. Ze vond dat jij met je VWO eigenlijk helemaal geen kloot van de wereld hebt gezien. Je gaf haar gedeeltelijk gelijk en bent mede hierdoor aan de harddrugs gegaan. Het is een beetje uit de hand gelopen, want het is niet bij proberen gebleven, maar je bent nu een echte verslaafde.</text:span></text:p>
        </text:list-item>
        <text:list-item>
          <text:p text:style-name="P16"><text:span text:style-name="T5">Britney:</text:span><text:span text:style-name="T4"> Zij is sinds gisteren je vriendin. Ze is fotomodel en heeft veel geld. Dit geld gebruik je om drugs van te kopen. Eigenlijk hou je niet zo heel erg veel van haar, maar je hebt gewoon geld nodig om drugs te kopen. De drugs koop je via Diamond, omdat je persoonlijk geen dealer kent.</text:span></text:p>
        </text:list-item>
        <text:list-item>
          <text:p text:style-name="P16"><text:span text:style-name="T5">Pearl:</text:span><text:span text:style-name="T4"> Zeven jaar geleden kwam je haar tegen. Ze was twaalf jaar oud en zelfstandig aan het tippelen. Je betaalde haar en nam haar mee naar je huis, op zoek naar jong talent om voor je te laten werken. In bed bleek ze verbazingwekkend goed te zijn en je besloot dat ze voor jou moest gaan werken. Om dit te bereiken gaf je haar veel cadeautjes aan aandacht en je vertelde dat je een pooier was. Ze kreeg ruzie met Mamma, omdat Mamma wilde dat Pearl voor je tweelingbroer zou gaan werken. Je hebt Pearl gesteund in haar wil om voor jou te gaan werken (dat is immers precies wat jij wilde) met geld en aandacht en inderdaad, ze ging voor jou werken. </text:span></text:p>
        </text:list-item>
        <text:list-item>
          <text:p text:style-name="P16"><text:span text:style-name="T5">Soft:</text:span><text:span text:style-name="T4"> Zij werkte vroeger voor jou, maar ze heeft door een vent ruzie gekregen met Diamond en is nu naar Marvin gegaan. Je vindt haar een trut, omdat ze dat zomaar ineens heeft besloten. Het maakt toch geen reet uit, dat ze een meningsverschil heeft met Diamond, ze hoeven toch niet met elkaar naar bed?</text:span><text:span text:style-name="T6"> </text:span></text:p>
        </text:list-item>
      </text:list>
      <text:p text:style-name="Standard"><text:span text:style-name="T1">Doel: </text:span><text:span text:style-name="T2">nog meer en betere hoertjes krijgen, Marvin overstijgen, Britney uitzuigen en/ of overhalen ook prostitué te worden</text:span></text:p>
      <text:p text:style-name="P36">12. Diamond</text:p>
      <text:p text:style-name="P1"/>
      <text:p text:style-name="Standard"><text:span text:style-name="T1">Beroep: </text:span><text:span text:style-name="T2">Hoer voor El Banjo</text:span></text:p>
      <text:p text:style-name="Standard"><text:span text:style-name="T1">Attributen: </text:span><text:span text:style-name="T2">Drugs</text:span></text:p>
      <text:p text:style-name="Standard"><text:span text:style-name="T1">Tic: </text:span><text:span text:style-name="T2">Drugsverslaafd, vrij over seks praten</text:span></text:p>
      <text:p text:style-name="P1">Bekenden:</text:p>
      <text:list xml:id="list794533580" text:style-name="WW8Num5">
        <text:list-item>
          <text:p text:style-name="P17"><text:span text:style-name="T3">El Banjo:</text:span><text:span text:style-name="T2"> je pooier, door jou is hij aan de drugs gegaan. Dit komt, omdat je zei dat hij met zijn VWO niets van de wereld had gezien. Hierdoor wilde hij eens harddrugs proberen en nu is hij eraan verslaafd geraakt. Hij koopt zijn drugs via jou en jij steekt een gedeelte van het geld wat hij aan jou geeft in je eigen zak. </text:span></text:p>
        </text:list-item>
        <text:list-item>
          <text:p text:style-name="P17"><text:span text:style-name="T3">Wiebe:</text:span><text:span text:style-name="T2"> Vroeger had je een relatie met hem. Je prostitueerde toen reeds en experimenteerde met softdrugs. Toen je hem ontmoette, hebben jullie samen softdrugs geprobeerd. Hij was zo lief en charmant en heeft je geschilderd. Hij weet niet dat je prostitué bent. Maar hij kwam Soft tegen, werd daarop vurig verliefd en maakte het uit met jou toen hij al met Soft een relatie had. Toen ben je heel verdrietig geworden en ging je troost zoeken in harddrugs. Je werkte gewoon door voor El Banjo en wilt nu het schilderij hebben, waarop Wiebe jou naakt geschilderd heeft.</text:span></text:p>
        </text:list-item>
        <text:list-item>
          <text:p text:style-name="P17"><text:span text:style-name="T3">Johannes de Doper:</text:span><text:span text:style-name="T2"> je dealer</text:span></text:p>
        </text:list-item>
        <text:list-item>
          <text:p text:style-name="P17"><text:span text:style-name="T3">Soft:</text:span><text:span text:style-name="T2"> Zij was vroeger je beste vriendin. Zij werkte eerst ook als prostitué voor El Banjo. Maar toen ze met Wiebe kreeg, terwijl jij met hem had, kreeg je gigantische ruzie met haar en ging zij weg bij El Banjo.</text:span></text:p>
        </text:list-item>
        <text:list-item>
          <text:p text:style-name="P17"><text:span text:style-name="T3">Pearl:</text:span><text:span text:style-name="T2"> Je collega-hoer. Ze is zelf niet aan de drugs, maar volgens jou wil ze wel eens proberen. Dat lijkt je lachen, want je bent benieuwd hoe zij daarop reageert.</text:span></text:p>
        </text:list-item>
      </text:list>
      <text:p text:style-name="Standard"><text:span text:style-name="T1">Doel: </text:span><text:span text:style-name="T2">Pearl aan de drugs krijgen, El Banjo gebruiken voor geld, schilderij van Wiebe terugkrijgen</text:span></text:p>
      <text:p text:style-name="P36">13. Jimmy</text:p>
      <text:p text:style-name="P1"/>
      <text:p text:style-name="Standard"><text:span text:style-name="T1">Beroep: </text:span><text:span text:style-name="T2">Cameraman</text:span></text:p>
      <text:p text:style-name="P2">Eigendunk, lacht om anderen</text:p>
      <text:p text:style-name="Standard"><text:span text:style-name="T1">Attributen: </text:span><text:span text:style-name="T2">Camera (in tas) en pas afgemonteerde pornovideoband van Ida</text:span></text:p>
      <text:p text:style-name="Standard"><text:span text:style-name="T1">Tic: </text:span><text:span text:style-name="T2">van je twee handen de duimen met de toppen tegen elkaar, wijsvingers vooruit houden en dus een soort beeldscherm creëren, waarmee je de omgeving afscant</text:span></text:p>
      <text:p text:style-name="P1">Bekenden:</text:p>
      <text:p text:style-name="Text_20_body">Je bent de pornoscene ingerold, door eerst zelf acteur te worden. Helaas kreeg je hem niet vaak genoeg omhoog en daardoor ben je maar cameraman geworden, omdat je beseft dat in dit wereldje genoeg geld te verdienen valt.</text:p>
      <text:list xml:id="list195735732" text:style-name="WW8Num25">
        <text:list-item>
          <text:p text:style-name="P18"><text:span text:style-name="T3">Ida:</text:span><text:span text:style-name="T2"> Je filmt haar als ze pornofilms maakt. (In de pornowereld staat ze bekend onder de naam Amber.) Alhoewel dit nu wel wat moeilijk zou kunnen worden: gisteren hebben de Trampolini’s je regisseur en producent vermoord, misschien hebben ze hun protectiegeld niet betaald. Jij als cameraman hebt hier niets mee te maken: protectiegeld wordt gewoon van je loon ingehouden. Daarom ben jij nu de enige die nog leeft. Je hebt eergisteren een pornoband van haar in elkaar gemonteerd en deze is nu af. </text:span></text:p>
        </text:list-item>
        <text:list-item>
          <text:p text:style-name="P18"><text:span text:style-name="T3">Steven:</text:span><text:span text:style-name="T2"> Hij is impresario van het beeldschone fotomodel Britney. Jullie helpen elkaar. Jij hebt soms fotomodellen voor hem gevonden, hij heeft jou soms actrices geleverd. Ida was bijvoorbeeld vroeger een fotomodel voor hem.</text:span></text:p>
        </text:list-item>
        <text:list-item>
          <text:p text:style-name="P18"><text:span text:style-name="T3">Bubblin’:</text:span><text:span text:style-name="T2"> Samen met je wijlen regisseur Quinten en producent Goldberg had je een tijdje Bubblin’ als pornoster. Ze was goed, maar heerlijk naïef. Jullie hebben haar flink opgelicht: bijna de gehele opbrengst werd onder jullie verdeeld en Bubblin’ kreeg amper iets. Na een tijdje kreeg Bubblin’ door dat ze meer zou moeten verdienen en werd link op jullie. Jullie ontkenden met zijn drieën glashard en boos ging ze bij jullie weg. Het kon jullie niets schelen: jullie lachten om haar simpelheid.</text:span></text:p>
        </text:list-item>
        <text:list-item>
          <text:p text:style-name="P18"><text:span text:style-name="T3">Marie:</text:span><text:span text:style-name="T2"> Zij is je jongere zus. Zij is slimmer dan jij. Ze was druk bezig met een onderzoek en had geld nodig. Het geld van Bubblin’ heb jij daarom aan haar geleend. Ze heeft nu een Nobelprijs gewonnen en heeft dus nu misschien geld genoeg om je terug te betalen</text:span></text:p>
        </text:list-item>
      </text:list>
      <text:p text:style-name="Standard"><text:span text:style-name="T1">Doel: </text:span><text:span text:style-name="T2">Een nieuwe producent en regisseur vinden, het geleende geld van Marie terugkrijgen, nieuwe pornofilms maken</text:span></text:p>
      <text:p text:style-name="P36">14. Shane</text:p>
      <text:p text:style-name="P1"/>
      <text:p text:style-name="Standard"><text:span text:style-name="T1">Beroep: </text:span><text:span text:style-name="T2">Producent</text:span></text:p>
      <text:p text:style-name="Standard"><text:span text:style-name="T1">Attributen: </text:span><text:span text:style-name="T2">potlood en agenda, de boekhouding van Clair waarin ze geld verduisterde, een gigantische hoeveelheid drugs</text:span></text:p>
      <text:p text:style-name="Standard"><text:span text:style-name="T1">Tic: </text:span><text:span text:style-name="T2">(ongegronde) geruchten over de Castagnetti’s verspreiden</text:span></text:p>
      <text:p text:style-name="P1">Bekenden:</text:p>
      <text:list xml:id="list893820479" text:style-name="WW8Num23">
        <text:list-item>
          <text:p text:style-name="P19"><text:span text:style-name="T3">Jean-Pierre:</text:span><text:span text:style-name="T2"> Je regisseur, hij regisseert je pornofilms. Vorige week hadden jullie nog een goed lopen bedrijfje met Mike de cameraman en de grote pornoster Innie Minnie. Echter zijn deze pas overhoop geschoten door de heersende bende in het dorp waar jullie vandaan kwamen, de Castagnetti’s. Je moest de Castagnetti’s protectiegeld betalen en dat deed je ook netjes, omdat je anders omgelegd zou worden. En ook kon je dan problemen doorspelen naar de mannetjes van de bende, maar dat is nooit nodig geweest. Dat je cameraman en pornoster koud zijn gemaakt, kwam –hoorde je van een Castagnetti- doordat deze twee samen een dealer in elkaar hadden geslagen en zijn drugs gestolen hadden, waarschijnlijk omdat ze zelf al hun geld al verbruikt hadden. Voordat ze koud gemaakt werden, kwam Mike bij jou langs met een grote koffer, die hij graag een tijdje bij jou wilde bewaren. Na zijn dood, heb je zijn koffer opengemaakt en een gigantische hoeveelheid drugs gevonden. Je besloot met Jean-Pierre te vertrekken, op zoek naar een nieuwe cameraman en pornoster. Volgens je regisseur woont de legendarische pornoster Ida in deze stad en verblijft ze vaak hier in het hotel. Haar zou je graag voor je willen laten werken, dat zal flink geld in het laatje brengen. </text:span></text:p>
        </text:list-item>
        <text:list-item>
          <text:p text:style-name="P19"><text:span text:style-name="T3">Clair:</text:span><text:span text:style-name="T2"> Vroeger heb je bij de bank gewerkt als boekhouder. Op een dag vond je een foutje in de boekhouding van Clair. Ze bleek geld verduisterd te hebben, maar dit niet goed boekhoudkundig opgeschreven te hebben. Ze had hierdoor betrapt kunnen worden en dat heb je voorkomen door opnieuw de boekhouding te doen: alle balansen heb je opnieuw opgemaakt, zodat het er boekhoudkundig weer netjes uitzag en ze er mee weg kon komen. Je deed haar matsen, omdat je al je hele leven stiekem op haar verliefd bent. Na een tijdje boekhouder geweest te zijn in de bank ben je producent geworden, omdat daar meer geld mee te verdienen zou zijn. Dat vind je ergens wel jammer, want je hebt Clair al een hele tijd niet meer gezien. </text:span></text:p>
        </text:list-item>
        <text:list-item>
          <text:p text:style-name="P19"><text:span text:style-name="T3">Wiebe:</text:span><text:span text:style-name="T2"> Hij is een dichter. Je kent hem van vroeger, toen je zelf nog samen met hem in Tirol op de kunstacademie zaten. Hij gebruikte toen al softdrugs voor de inspiratie. Jij vond dat niet zo nodig, maar je vond het best dat hij zelf wel gebruikte. Later kwam je wel vaker in aanraking met drugs. Je hebt soms wel eens een pornoster gefilmd, die bij haar vertrek haar drugs vergeet. Je verkoopt deze dan door aan Wiebe, zodat je er ook nog wat aan verdient. Maar nu je de gigantische dopelading van Mike hebt, zou je die graag aan hem willen verkopen.</text:span></text:p>
        </text:list-item>
        <text:list-item>
          <text:p text:style-name="P19"><text:span text:style-name="T3">Wolfgang:</text:span><text:span text:style-name="T2"> toen je met je koffer met drugs door het hotel liep, vroeg deze skileraar jou –nieuwsgierig als hij wel niet is- wat er in zat. Je probeerde zo koel mogelijk als je maar kon te zeggen dat er gewoon kleren in zaten, maar je werd rood. Hij liep na deze reactie snel door, alsof hij het gezien heeft. Je houdt niet van die nieuwsgierigaards als hij. Je hoopt dat hij je nergens van verdenkt.</text:span></text:p>
        </text:list-item>
      </text:list>
      <text:p text:style-name="Standard"><text:span text:style-name="T1">Doel: </text:span><text:span text:style-name="T2">Pornoster en cameraman vinden, Clair versieren, Mike’s dope verkopen aan Wiebe, uitvinden wat Wolfgang denkt</text:span></text:p>
      <text:p text:style-name="P36">15. Jean-Pierre</text:p>
      <text:p text:style-name="P1"/>
      <text:p text:style-name="Standard"><text:span text:style-name="T1">Beroep: </text:span><text:span text:style-name="T2">Regisseur van pornofilms</text:span></text:p>
      <text:p text:style-name="P2">Artistiek, nichterig</text:p>
      <text:p text:style-name="Standard"><text:span text:style-name="T1">Attributen: </text:span><text:span text:style-name="T2">sigarettenhouder</text:span></text:p>
      <text:p text:style-name="Standard"><text:span text:style-name="T1">Tic: </text:span><text:span text:style-name="T2">Frans accent, hangend nichtenhandje</text:span></text:p>
      <text:p text:style-name="P1">Bekenden:</text:p>
      <text:list xml:id="list1529586712" text:style-name="WW8Num22">
        <text:list-item>
          <text:p text:style-name="P20"><text:span text:style-name="T3">Shane:</text:span><text:span text:style-name="T2"> Je producent. Samen zijn jullie op zoek naar een nieuwe pornoster en cameraman, omdat beiden vorige week door een ongeluk om het leven zijn gekomen volgens Shane. Innie Minnie was een groot pornoster, Mike een geoefend cameraman en je vind het heel erg balen dat beiden er niet meer zijn. Je vertrok met Shane naar dit hotel, omdat Ida hier vaak komt.</text:span></text:p>
        </text:list-item>
        <text:list-item>
          <text:p text:style-name="P20"><text:span text:style-name="T3">Ida:</text:span><text:span text:style-name="T2"> Zij is één van de groten in pornosterland. Je hebt haar wel eens zien acteren in pornofilms en je bewondert haar om haar acteertalent. Je zou zeer graag met haar willen werken. </text:span></text:p>
        </text:list-item>
        <text:list-item>
          <text:p text:style-name="P20"><text:span text:style-name="T3">Jomanda:</text:span><text:span text:style-name="T2"> Zij is een nep healer. Dat weet je, omdat je haar hebt geholpen om zogenaamde genezingen in scène te zetten met acteurs. Dit moet uiteraard geheim blijven. Je hebt haar vaak geholpen met dit soort opvoeringen en je krijgt er goed voor betaald. De acteurs die je normaal hebt voor dit soort opvoeringen, zijn er echter vanavond niet, dus als Jomanda een nieuwe paranormale genezing in scène wil zetten, zul je eerst betrouwbare acteurs moeten vinden.</text:span></text:p>
        </text:list-item>
        <text:list-item>
          <text:p text:style-name="P20"><text:span text:style-name="T3">Britney:</text:span><text:span text:style-name="T2"> Zij is een beroemd naaktfotomodel. Op een dag kwam je haar stomtoevallig op straat tegen en je sprak haar direct aan. Of ze in één van je pornofilms zou willen komen. Ze heeft misschien niet zo veel ervaring als Ida, maar heeft wel een nog perfecter lichaam. Britney werd echter boos om je aanbod: ze voelde zich verontwaardigd. Je zei dat mocht ze zich bedenken, ze een hoop geld zou kunnen verdienen. Je zou haar graag als actrice hebben. En dat vette loon? Dat heb je gelogen: zou ze zich bedenken, dan krijgt ze gewoon het standaardloon, maar lieg je erbij dat het een hele smak geld is.</text:span></text:p>
        </text:list-item>
      </text:list>
      <text:p text:style-name="Standard"><text:span text:style-name="T1">Doel: </text:span><text:span text:style-name="T2">Ida als actrice krijgen voor in je pornofilms, (als Jomanda dit wil) een ‘buitengewone genezing’ in scène zetten, samen met Shane nieuwe pornofilms maken, cameraman vinden, Britney overtuigen toch pornoster te worden</text:span></text:p>
      <text:p text:style-name="P36">16. Johannes de Doper</text:p>
      <text:p text:style-name="P1"/>
      <text:p text:style-name="Standard"><text:span text:style-name="T1">Beroep: </text:span><text:span text:style-name="T2">Dealer</text:span></text:p>
      <text:p text:style-name="Standard"><text:span text:style-name="T1">Attributen: </text:span><text:span text:style-name="T2">Drugs, dikke ketting aan je broek of om je nek</text:span></text:p>
      <text:p text:style-name="Standard"><text:span text:style-name="T1">Tic: </text:span><text:span text:style-name="T2">af en toe zomaar plat Rotterdams praten en daarna terugschakelen, terwijl je dit niet door hebt.</text:span></text:p>
      <text:p text:style-name="P1">Bekenden:</text:p>
      <text:list xml:id="list1441279130" text:style-name="WW8Num8">
        <text:list-item>
          <text:p text:style-name="P21"><text:span text:style-name="T3">David:</text:span><text:span text:style-name="T2"> Je bent de enige dealer in de stad. De Trampolini’s zijn de beruchte en enige bende in de stad en aan David –een mannetje van de Donne, de leider van de Trampolini’s- betaal je daarom 15% van je opbrengst. Dit doe je om twee redenen: 1. Anders krijg je problemen met de Trampolini’s en gaan ze een andere dealer zoeken, wat inhoudt dat ze jou koud maken en 2. Als er problemen zijn, kun je dit aan David vertellen. Zou er een tweede dealer in de stad komen, dan kun je dat aan hem vertellen en zorgt hij dat je weer je monopolie terugkrijgt. David is een goede gast: als je soms een grote lading dope voor een mooie prijs kunt kopen, leent hij je soms het geld ervoor. </text:span></text:p>
        </text:list-item>
        <text:list-item>
          <text:p text:style-name="P21"><text:span text:style-name="T3">Wiebe:</text:span><text:span text:style-name="T2"> Je kent hem al sinds de basisschool. Jullie konden eerder roken dan breuken optellen en wisten eerder hoe je een goede joint moest draaien dan de stelling van Piet Hagelslag. Jullie wegen scheidden toen jij groot voor de Trampolini’s ging dealen. Hij wilde daar niets mee te maken hebben, omdat hij liever op de achtergrond blijft. Soms, als hij van een grote en goedkope lading dope weet, dan vertelt hij dat jou. Dan leen je geld van David en pak je die lading dope en geef je hem natuurlijk een flinke fooi. Wiebe is geen dealer, hij geeft je slechts koopjes als tip, of koopt zelf in, om slechts aan jou door te verkopen</text:span></text:p>
        </text:list-item>
        <text:list-item>
          <text:p text:style-name="P21"><text:span text:style-name="T3">Diamond:</text:span><text:span text:style-name="T2"> een hoertje en een van je beste klanten.</text:span></text:p>
        </text:list-item>
        <text:list-item>
          <text:p text:style-name="P21"><text:span text:style-name="T3">Steven:</text:span><text:span text:style-name="T2"> hij is impresario van Britney, een bekend naaktfotomodel, en een cocaïnejunk. Net als bij Diamond heb je tot nu toe een zakelijke relatie met hem gehad. Maar bij Steven wil je dit veranderen, omdat je graag eens in contact zou willen komen met Britney, omdat je dat een hele mooie meid vindt.</text:span></text:p>
        </text:list-item>
      </text:list>
      <text:p text:style-name="Standard"><text:span text:style-name="T1">Doel: </text:span><text:span text:style-name="T2">de structuur van de Trampolini’s achterhalen, veel drugs dealen, ‘koopjes’ kopen, Britney mee in contact komen</text:span></text:p>
      <text:p text:style-name="P36">17. David</text:p>
      <text:p text:style-name="P1"/>
      <text:p text:style-name="Standard"><text:span text:style-name="T1">Beroep: </text:span><text:span text:style-name="T2">Mannetje onder Calzone ai Funghi, Jood</text:span></text:p>
      <text:p text:style-name="P2">Narcist, arrogant</text:p>
      <text:p text:style-name="Standard"><text:span text:style-name="T1">Attributen: </text:span><text:span text:style-name="T2">Stiletto (zakmes)</text:span></text:p>
      <text:p text:style-name="Standard"><text:span text:style-name="T1">Tic: </text:span><text:span text:style-name="T2">Denkt dat Marvin en El Banjo één persoon zijn</text:span></text:p>
      <text:p text:style-name="P1">Bekenden:</text:p>
      <text:list xml:id="list1322471935" text:style-name="WW8Num27">
        <text:list-item>
          <text:p text:style-name="P22"><text:span text:style-name="T3">Calzone ai Funghi:</text:span><text:span text:style-name="T2"> ook een mannetje van de Donne boven jou. Je werkt voor hem, maar mag hem eigenlijk niet. Je mag 10% van je winsten in je zak steken, maar steekt stiekem meer in je portefeuille, zonder dat hij het weet en je vindt dat dit best wel mag. De Donne is de leider van de bende waar jij dus ook in zit, de Trampolini’s. Je bent bij deze bende gaan werken voor het geld en de macht. Als er problemen zijn, kun je dit tegen Calzone ai Funghi zeggen en hij regelt dan wel wat. Volgens jou is hij het regelmannetje onder de Donne, dus ben jij derde in de hierchie. Je wilt nog meer geld en daarvoor moet je opklimmen naar de plaats van Calzone ai Funghi, direct onder de Donne. Aangezien Calzone ai Funghi boven jou staat, zal hij meer mannetjes zoals jij onder zich hebben die grof geld verdienen. Van al die inkomsten 10% (of meer) in je zak steken, dat schiet nog meer op.</text:span></text:p>
        </text:list-item>
        <text:list-item>
          <text:p text:style-name="P22"><text:span text:style-name="T3">Friedrich:</text:span><text:span text:style-name="T2"> De burgemeester van de grote stad waar het hotel toe behoort en de Trampolini’s in opereren. Hij betaalt jullie protectiegeld, wat inhoudt dat hij jullie betaalt, zodat jullie hem niet om het leven brengen. Hij is bang voor je bende en dat wil je ook zo houden</text:span></text:p>
        </text:list-item>
        <text:list-item>
          <text:p text:style-name="P22"><text:span text:style-name="T3">Johannes de Doper:</text:span><text:span text:style-name="T2"> hij is de dealer van de Trampolini’s. De enige en dat moet ook zo blijven. Hij betaalt jullie 25% van zijn winst om te mogen dealen in de stad zonder overhoop geschoten te worden. Als er problemen zijn, verteld hij dat aan jou en jij speelt dat dan door naar Calzone ai Funghi, zodat het verholpen kan worden. Soms vraagt hij jou om een smak geld te leen, voor een grote en goedkope lading dope. Dit geef je hem dan. Hij betaald je later terug, met flinke rente</text:span></text:p>
        </text:list-item>
        <text:list-item>
          <text:p text:style-name="P22"><text:span text:style-name="T3">Marvin / El Banjo:</text:span><text:span text:style-name="T2"> dit zijn tweelingbroers, die je altijd door elkaar haalt. Je denk dat ze één persoon zijn, Marvin El banjo genaamd. Hij is de pooier voor de Trampolini’s. Ook hij betaalt 25% van zijn winst om te mogen pooieren in de stad zonder koud gemaakt te worden. Bij problemen, hoor je het wel van hem.</text:span></text:p>
        </text:list-item>
      </text:list>
      <text:p text:style-name="Standard"><text:span text:style-name="T1">Doel: </text:span><text:span text:style-name="T2">veel mensen afpersen, problemen oplossen, nieuwe Donne worden of direct onder hem werken</text:span></text:p>
      <text:p text:style-name="P36">18. Calzone ai Funghi</text:p>
      <text:p text:style-name="P1"/>
      <text:p text:style-name="Standard"><text:span text:style-name="T1">Beroep: </text:span><text:span text:style-name="T2">Donne (=leider van de Trampolini’s), Italiaan</text:span></text:p>
      <text:p text:style-name="Standard"><text:span text:style-name="T1">Attributen: </text:span><text:span text:style-name="T2">ringen, zonnebril, gouden voorwerpen</text:span></text:p>
      <text:p text:style-name="Standard"><text:span text:style-name="T1">Tic: </text:span><text:span text:style-name="T2">Italiaans accent</text:span></text:p>
      <text:p text:style-name="P1">Bekenden:</text:p>
      <text:p text:style-name="Text_20_body">Je had vroeger een vrouw Quattro Stagioni. Je hebt haar bevrucht, maar bij de bevalling in het ziekenhuis is zij en haar kind overleden. Zelf was je niet bij de bevalling, omdat je net een conflict had met de Castagnetti, een bende in de naburige stad. Castro was erbij en heeft je vrouw verzorgt.</text:p>
      <text:list xml:id="list1001529469" text:style-name="WW8Num20">
        <text:list-item>
          <text:p text:style-name="P23"><text:span text:style-name="T3">Castro:</text:span><text:span text:style-name="T2"> Hij was vroeger één van de beste cagefighters. Maar op een dag vond je hem, trillend van de coke in de goot. Je nam hem mee, verzorgde hem en hij is nu je loyale executor. Als er problemen zijn, dan zorgt hij dat er iemand koud gemaakt wordt. Je hebt hem pas een regisseur en producent om laten brengen, omdat ze hun protectiegeld niet betaalden. De cameraman Jimmy heb je laten leven, omdat hij daar niets mee te maken heeft, Jimmy doet gewoon zijn werk.</text:span></text:p>
        </text:list-item>
        <text:list-item>
          <text:p text:style-name="P23"><text:span text:style-name="T3">David:</text:span><text:span text:style-name="T2"> Hij is je financiële mannetje. Eigenlijk vind hem maar een arrogante vent, maar hij is te handig met geld om te laten gaan. Hij regelt dat de protectiegelden binnenkomen. Iedereen in het illegale circuit, dus dealers, pooiers, pornofilmproducenten moeten dit betalen, omdat ze anders koud gemaakt worden en zo kunnen ze soms een monopolie behouden, omdat ze als er problemen zijn, ze dit aan hem door kunnen spelen, die de trubbels dan aan jou verteld en jij dan weer Castro op de hoogte brengt. David denkt dat jij voor de Donne werkt, maar je bent het zelf. En je wilt het zo houden, dat hij denkt dat jij slechts een mannetje van de Donne bent. </text:span></text:p>
        </text:list-item>
        <text:list-item>
          <text:p text:style-name="P23"><text:span text:style-name="T3">Daisy:</text:span><text:span text:style-name="T2"> Je was met de Trampolini’s zogenaamd op vakantie in dit hotel, omdat je vanavond je protectiegeld aan de Origami’s zou betalen (maar dat hoeven de Trampolini’s niet te weten). Het geld (één miljoen euro) had je in de kast van je kamer bewaard. Toen je even naar de bar in het hotel liep en dus even uit je kamer was, is Daisy even in je kamer geweest. Zij is de schoonmaakster. Het zou kunnen dat zij het geld heeft gevonden. Je weet dat echter niet zeker, je zag haar slechts je kamer uitlopen, nadat ze deze schoongemaakt had. Je baalt een beetje dat je hotel is ingesneeuwd, omdat je niet graag met zoveel geld in een hotel zit en omdat je de Origami’s hierdoor niet hebt kunnen betalen.</text:span></text:p>
        </text:list-item>
        <text:list-item>
          <text:p text:style-name="P23"><text:span text:style-name="T3">Clair:</text:span><text:span text:style-name="T2"> Zij is bankdirectrice, ze denkt ook dat je een mannetje bent van de Donne, en wast geld voor je wit.</text:span></text:p>
        </text:list-item>
      </text:list>
      <text:p text:style-name="Standard"><text:span text:style-name="T1">Doel: </text:span><text:span text:style-name="T2">Je misdaadsyndicaat uit laten breiden, kijken of Daisy het geld gevonden heeft, problemen oplossen, meer geld verdienen</text:span></text:p>
      <text:p text:style-name="P36">19. Castro</text:p>
      <text:p text:style-name="P1"/>
      <text:p text:style-name="Standard"><text:span text:style-name="T1">Beroep: </text:span><text:span text:style-name="T2">Executor (=huurmoordenaar), Ier</text:span></text:p>
      <text:h text:style-name="Heading_20_1" text:outline-level="1">Verbitterd</text:h>
      <text:p text:style-name="Standard"><text:span text:style-name="T1">Attributen: </text:span><text:span text:style-name="T2">een geweer (slechts om mee te dreigen)</text:span></text:p>
      <text:p text:style-name="Standard"><text:span text:style-name="T1">Tic: </text:span><text:span text:style-name="T2">Iers accent</text:span></text:p>
      <text:p text:style-name="P1">Bekenden:</text:p>
      <text:list xml:id="list1340431569" text:style-name="WW8Num9">
        <text:list-item>
          <text:p text:style-name="P24"><text:span text:style-name="T5">Calzone ai Funghi:</text:span><text:span text:style-name="T4"> vroeger was je één van de beste cagefighters in de naburige stad. Maar toen benaderde een mannetje van de Castagnetti’s je. Of je voor hun bende zou willen vechten. Dat wilde je niet: je had een vrouw en een kind. Toen je bleef weigeren, begonnen ze te dreigen om je gezin om te brengen. Toen je wederom weigerden, deden ze dat ook nog. Je wereld stortte in. Je verhuisde naar deze stad, weg van de Castagnetti’s, raakte aan de coke en belandde in de goot. Daar vond Calzone ai Funghi je. Hij nam je mee naar zijn villa en verzorgde je. Hij wist van je reputatie als straatvechter en vroeg of je voor zijn misdaadsyndicaat, de Trampolini’s, zou willen werken. Uit dankbaarheid zei je ja. Je zou graag de Castagnetti’s terugpakken en dat je toch bij een bende ging, komt doordat je nu toch geen gezin meer hebt. Calzone ai Funghi is de leider van de Trampolini’s, beter bekend als de Donne. Niemand weet dat Calzone ai Funghi de legendarische en gevreesde Donne is behalve jij, omdat jij hem beschermt. En je wilt het voor de buitenwereld –net als Calzone ai Funghi zelf- zo houden, dat men denkt dat hij slechts een mannetje is voor de Donne.</text:span></text:p>
        </text:list-item>
        <text:list-item>
          <text:p text:style-name="P24"><text:span text:style-name="T5">Mamma:</text:span><text:span text:style-name="T4"> Toen je eens in het ziekenhuis lag, doordat de Castagnetti’s je in elkaar getrapt hebben, werd je verzorgd door Mamma. Terwijl je in het gips lag, verzorgde ze je niet alleen, maar jullie kregen een relatie en deden het met elkaar, terwijl je nog in het gips zat. Je hebt haar nooit verteld over de Castagnetti’s en de Trampolini’s, slechts dat je terug moest naar je vrienden om hen te helpen. Je mag haar graag, alleen ben je bang dat de Castagnetti’s haar ook om het leven brengen, net als je vorige gezin. Je bezoekt haar af en toe en dan doen jullie het weer met elkaar, omdat je stiekem toch van haar houdt. Rond de twintig jaar geleden kwam je een keer bij haar langs met Quattro Stagioni (de vrouw van Calzone ai Funghi), die zwanger was van </text:span><text:span text:style-name="T5">Hedwig</text:span><text:span text:style-name="T4">. Mamma werkte toen nog in het ziekenhuis als kraamverzorger en heeft Hedwig op de wereld gezet. Quattro Stagioni heeft het niet overleefd, maar daar kon niemand iets aan doen. Reeds voor de geboorte heb jij al in het geheim een DNA onderzoek van de foetus laten maken. Dit deed je, omdat jij denkt dat als Calzone ai Funghi er niet meer is, jij de geschikte plaatsvervanger bent. Maar zou Quattro Stagioni een jongetje baren, dan zou die telg misschien later Calzone ai Funghi vervangen. Waarschijnlijk had je hem dan iets laten overkomen, maar toen je reeds voor de geboorte erachter kwam dat het een meisje was met het syndroom van Down, was je jou positie bij de Trampolini’s weer zeker. Doordat je geen risico wilde nemen, besloot je om Hedwig onder te laten brengen bij Helen en Calzone ai Funghi te vertellen dat niet alleen zijn vrouw, maar ook zijn dochter bij de bevalling overleden zijn.</text:span></text:p>
        </text:list-item>
        <text:list-item>
          <text:p text:style-name="P24"><text:span text:style-name="T5">Helen:</text:span><text:span text:style-name="T4"> Zij is de vrouw van de directeur van dit hotel. Je wist dat dit een goed hotel was en dat Hedwig hier goed op zou kunnen groeien. Je hebt Helen gevraagd of ze Hedwig op zou willen voeden, voor een flinke hoeveelheid geld. Dat heeft ze al ongeveer twintig jaar lang gedaan. Je vindt het een beetje vervelend om weer in het hotel te zijn met Calzone, omdat er steeds de kans bestaat dat Calzone ai Funghi erachter komt dat Hedwig zijn dochter zou kunnen zijn.</text:span></text:p>
        </text:list-item>
      </text:list>
      <text:p text:style-name="Standard"><text:span text:style-name="T1">Doel: </text:span><text:span text:style-name="T2">Calzone ai Funghi beschermen, problemen oplossen, zorgen dat Hedwig niet herkent wordt als dochter van de Donne</text:span></text:p>
      <text:p text:style-name="P36">20. Friedrich</text:p>
      <text:p text:style-name="P1"/>
      <text:p text:style-name="Standard"><text:span text:style-name="T1">Beroep: </text:span><text:span text:style-name="T2">Burgemeester van de stad Tirol</text:span></text:p>
      <text:p text:style-name="P2">Pedofiel</text:p>
      <text:p text:style-name="Standard"><text:span text:style-name="T1">Attributen: </text:span><text:span text:style-name="T2">Snoepgoed</text:span></text:p>
      <text:p text:style-name="Standard"><text:span text:style-name="T1">Tic: </text:span><text:span text:style-name="T2">vertellen met handen en voeten naast het normale gesproken verhaal</text:span></text:p>
      <text:p text:style-name="P1">Bekenden:</text:p>
      <text:list xml:id="list794827306" text:style-name="WW8Num33">
        <text:list-item>
          <text:p text:style-name="P25"><text:span text:style-name="T3">David:</text:span><text:span text:style-name="T2"> Hij is een mannetje van de bende de Trampolini’s, het misdaadsyndicaat dat in jouw stad de dienst uit maakt. Hij is een mannetje van de Donne (= de leider van de Trampolini’s) en aan hem betaal je protectiegeld. Zou je dit niet betalen, dan zou je overhoop geschoten worden door één van de Trampolini’s. Je bent bang voor hem en zijn bende en betaalt netjes steeds je protectiegeld.</text:span></text:p>
        </text:list-item>
        <text:list-item>
          <text:p text:style-name="P25"><text:span text:style-name="T3">Wolfgang:</text:span><text:span text:style-name="T2"> Hij heeft je leren skiën en is een goede vriend van je geworden. Soms vind je dat hij te kortzichtig denkt en ongelijk heeft, hier praat je verder niet over, want hij geeft je een gerust gevoel. Ook omdat skiën genieten is.</text:span></text:p>
        </text:list-item>
        <text:list-item>
          <text:p text:style-name="P25"><text:span text:style-name="T3">Ida:</text:span><text:span text:style-name="T2"> Je vrouw is mooi en jong en hoopt dat ze je nog lang zal ondersteunen. Je vindt het wel jammer dat je er zo weinig ziet, maar je werk gaat voor. Als burgermeester heb je het druk met vergaderen en het volk geruststellen in de media.</text:span></text:p>
        </text:list-item>
        <text:list-item>
          <text:p text:style-name="P25"><text:span text:style-name="T3">Cathrin:</text:span><text:span text:style-name="T2"> Doordat je het vervelend vindt steeds protectiegeld te betalen aan de Trampolini’s, probeer je met Cathrin (een private-eye) de legendarische Donne te traceren. Als je weet wie hij is, dan stuur je er morgen de scherpschutters van ME op af om hem koud te maken.</text:span></text:p>
        </text:list-item>
        <text:list-item>
          <text:p text:style-name="P25"><text:span text:style-name="T3">Lolita:</text:span><text:span text:style-name="T2"> zij is het 14-jaar jonge dochtertje van de directeur van het hotel. Je hebt pas beseft dat je eigenlijk pedofiel bent en dat je eigenlijk verliefd op haar bent. Je weet dat ze de dochter is van de directeur van het hotel, Brad genaamd. Maar ergens durf je niet zo goed de gok te wagen om haar te ‘versieren’. Je bent wel heel aardig tegen haar.</text:span></text:p>
        </text:list-item>
      </text:list>
      <text:p text:style-name="Standard"><text:span text:style-name="T1">Doel: </text:span><text:span text:style-name="T2">Proberen de Donne te vinden, Lolita versieren, bijpraten met je vrouw</text:span></text:p>
      <text:p text:style-name="P36">21. Soft</text:p>
      <text:p text:style-name="P1"/>
      <text:p text:style-name="Standard"><text:span text:style-name="T1">Beroep: </text:span><text:span text:style-name="T2">Hoer</text:span></text:p>
      <text:p text:style-name="Standard"><text:span text:style-name="T1">Attributen: </text:span><text:span text:style-name="T2">felle lipstick</text:span></text:p>
      <text:p text:style-name="Standard"><text:span text:style-name="T1">Tic: </text:span><text:span text:style-name="T2">versierende knipoog</text:span></text:p>
      <text:p text:style-name="P1">Bekenden:</text:p>
      <text:list xml:id="list1686342908" text:style-name="WW8Num15">
        <text:list-item>
          <text:p text:style-name="P26"><text:span text:style-name="T3">Marvin:</text:span><text:span text:style-name="T2"> Je nieuwste pooier, je mag al voor hem werken, omdat je reeds praktijk ervaring hebt opgedaan onder de hoede van El Banjo, Marvin’s tweelingbroer. Maar Marvin wil dat je eens langs Mamma gaat, een iets wat rijpere ex prostitué die de kneepjes van het vak goed schijnt te beheersen. Je denkt hier nog over na of je dit nodig vind of niet. Eigenlijk heb je hier namelijk geen zin in, maar Marvin heeft beloofd je meer te gaan betalen als je eens bij haar op bezoek geweest bent. Je moet de cursus die je van Mamma krijgt wel zelf betalen van Marvin.</text:span></text:p>
        </text:list-item>
        <text:list-item>
          <text:p text:style-name="P26"><text:span text:style-name="T3">Bubblin’:</text:span><text:span text:style-name="T2"> je collega hoer</text:span></text:p>
        </text:list-item>
        <text:list-item>
          <text:p text:style-name="P26"><text:span text:style-name="T3">Diamond:</text:span><text:span text:style-name="T2"> ze was vroeger je beste vriendin. Ze kreeg eens een relatie met Wiebe en zo heb jij Wiebe leren kennen. </text:span></text:p>
        </text:list-item>
        <text:list-item>
          <text:p text:style-name="P26"><text:span text:style-name="T3">Wiebe:</text:span><text:span text:style-name="T2"> je kreeg met hem terwijl hij met Diamond had. Hierdoor maakte hij het Diamond uit. Hierdoor kreeg je ruzie met Diamond. Echter, toen Wiebe erachter kwam dat jij een prostitué bent, maakt hij het ook met jou uit. Je vindt het lullig dat hij jou beoordeeld op je baan, in plaats van op je karakter en bent nu blij dat hij het uit gemaakt heeft, de sukkel.</text:span></text:p>
        </text:list-item>
        <text:list-item>
          <text:p text:style-name="P26"><text:span text:style-name="T3">El Banjo:</text:span><text:span text:style-name="T2"> vroeger was hij jou pooier, maar doordat je ruzie kreeg met Diamond (Diamond werkt ook voor El Banjo) ben je van hem weggegaan en naar Marvin toe</text:span></text:p>
        </text:list-item>
      </text:list>
      <text:p text:style-name="Standard"><text:span text:style-name="T1">Doel: </text:span><text:span text:style-name="T2">mannen misbruiken en gebruiken, Wiebe terugpakken, beter worden dan Bubblin’</text:span></text:p>
      <text:p text:style-name="P36">22. Marvin</text:p>
      <text:p text:style-name="P1"/>
      <text:p text:style-name="Standard"><text:span text:style-name="T1">Beroep: </text:span><text:span text:style-name="T2">Pooier</text:span></text:p>
      <text:p text:style-name="P2">Opschepper</text:p>
      <text:p text:style-name="Standard"><text:span text:style-name="T1">Attributen: </text:span><text:span text:style-name="T2">dezelfde kleding als El Banjo</text:span></text:p>
      <text:p text:style-name="Standard"><text:span text:style-name="T1">Tic: </text:span><text:span text:style-name="T2">boeren</text:span></text:p>
      <text:p text:style-name="P1">Bekenden:</text:p>
      <text:list xml:id="list2158160773" text:style-name="WW8Num1">
        <text:list-item>
          <text:p text:style-name="P27"><text:span text:style-name="T5">Soft:</text:span><text:span text:style-name="T4"> Een hoer die voor je werkt, vroeger werkte ze voor je tweelingbroer. Ze heeft al praktijkervaring, maar je vindt dat ze eens bij Mamma langs moet gaan. Aangezien ze al voor je werkt, vind je dat ze zelf haar cursus kan betalen. Zelf weet ze nog niet of ze er wel zin in heeft. Daarom heb je beloofd, dat als ze eens Mamma heeft bezocht, je haar loon verhoogt. Dan zijn jullie alle drie blij: Mamma heeft weer centjes (je hebt al lang geen hoer meer bij haar langs gestuurd), jij hebt een kwaliteitshoer (waardoor je meent meer klanten te zullen trekken) en Soft krijgt dan meer loon van jou.</text:span></text:p>
        </text:list-item>
        <text:list-item>
          <text:p text:style-name="P27"><text:span text:style-name="T5">Bubblin’:</text:span><text:span text:style-name="T4"> een hoer die voor je werkt. Je wist dat ze vroeger een pornofilmactrice was en toen ze op een dag voor je stond om te vragen of ze voor je kon werken, zei je geen nee. Je gaf haar slechts de voorwaarde om eens bij Mamma de kneepjes van het vak te leren. Omdat ze zelf geen geld had, heb je haar ‘cursus’ maar zelf betaald. Dit deed ze en ze is sindsdien bij je gebleven. Aangezien zij de enige was die niet bij jou wegliep, in tegenstelling tot andere hoeren, betaal je haar steeds netjes en behandel je haar goed. Voordat Soft voor je werkte, was zij zelfs een tijdje de enige die voor je werkte. Maar doordat ze bij Mamma is langs geweest, is ze zeker een kwaliteitshoer. En doordat je haar cursus hebt betaald, heeft ze een ietsiepietsie lager loon dan een willekeurige andere hoer die voor je zou kunnen werken.</text:span></text:p>
        </text:list-item>
        <text:list-item>
          <text:p text:style-name="P27"><text:span text:style-name="T5">El Banjo:</text:span><text:span text:style-name="T4"> je eeneiige tweelingbroer waar je jaloers op bent, omdat hij altijd slimmer is geweest en zijn zaakjes beter voor mekaar heeft. Aan de andere kant ben je trots als een pauw omdat je nu evenveel hoertjes hebt en misschien wel betere…</text:span></text:p>
        </text:list-item>
        <text:list-item>
          <text:p text:style-name="P27"><text:span text:style-name="T5">David:</text:span><text:span text:style-name="T4"> Hij is een mannetje van de Donne, de leider van het misdaadsyndicaat de Trampolini’s. Als pooier moet je geld afstaan aan de bende in de stad, omdat je anders koud gemaakt wordt door een huurmoordenaar van de Trampolini’s. Daarom betaal je hem graag, net zoals El Banjo ook wel zal doen. Een voordeel is wel dat als er problemen zijn, je dit aan David kan vertellen en dan zal hij zorgen dat de problemen opgelost worden. Je vindt het niet erg om hem te betalen. David gooit jou en je tweelingbroer vaak door elkaar en dat vind je wel lachen. Hij denkt dat jullie één en dezelfde persoon zijn, Marvin El Banjo genaamd. Dit vind je leuk en wil dit zo houden, net als je broer</text:span></text:p>
        </text:list-item>
        <text:list-item>
          <text:p text:style-name="P27"><text:span text:style-name="T5">Marie:</text:span><text:span text:style-name="T4"> Je hebt haar gisteren ontmoet aan de bar van dit hotel. Ze heeft de Nobelprijs Biologie gewonnen met een feromonenspuitbus, waar je dus mensen opgewonden van kunt maken. Jij wilt die spuitbus hebben en daarom heb je eerst één dag heel aardig tegen haar gedaan en vanavond wil je proberen om die spuitbus te krijgen. Met die spuitbus kun je volgens jou je klandizie opvoeren en meer verdienen dan El Banjo.</text:span></text:p>
        </text:list-item>
        <text:list-item>
          <text:p text:style-name="P27"><text:span text:style-name="T5">Mamma:</text:span><text:span text:style-name="T4"> Zij heeft vroeger voor Bill, je vader, gewerkt. Ze is nu inmiddels te oud (rond de vijftig) om nog klanten te trekken. Maar ze is nog actief in de prostitutie: door haar rijke ervaring en kennissenkring, hebben jullie een soort zakelijke overeenkomst. Als zij een hoertje tegenkomt, dan probeert zij die naar jou, in plaats van naar El Banjo, door te sturen. Ook geeft ze nieuwe hoertjes, zoals Bubblin’, een stoomcursus prostitueren, wat inhoudt dat Mamma de lichamelijke technieken en de verleidingstrucs op straat uitlegt. Voor beide activiteiten betaal je haar flink: dat is een goede investering.</text:span></text:p>
        </text:list-item>
      </text:list>
      <text:p text:style-name="Standard"><text:span text:style-name="T1">Doel: </text:span><text:span text:style-name="T2">De feromonenspuitbus van Marie in bezit krijgen, nog meer en betere hoertjes krijgen, Soft bij Mamma langs laten gaan</text:span></text:p>
      <text:p text:style-name="P36">23. Bubblin’</text:p>
      <text:p text:style-name="P1"/>
      <text:p text:style-name="Standard"><text:span text:style-name="T1">Beroep: </text:span><text:span text:style-name="T2">Hoer</text:span></text:p>
      <text:p text:style-name="P2">Naïef, simpel</text:p>
      <text:p text:style-name="P1">Attributen:</text:p>
      <text:p text:style-name="P1">Tic: </text:p>
      <text:p text:style-name="P1">Bekenden:</text:p>
      <text:list xml:id="list1157715467" text:style-name="WW8Num30">
        <text:list-item>
          <text:p text:style-name="P28"><text:span text:style-name="T3">Soft:</text:span><text:span text:style-name="T2"> Je collega hoer, zij is er pas bijgekomen en dat vind je kut. Vroeger was je de enige prostitué voor Marvin en kreeg je alle aandacht van hem, maar nu Soft er is, heeft hij minder tijd voor je en je probeert haar daarom zwart te maken</text:span></text:p>
        </text:list-item>
        <text:list-item>
          <text:p text:style-name="P28"><text:span text:style-name="T3">Marvin:</text:span><text:span text:style-name="T2"> Toen je uit de pornobusiness wegging van Jimmy en de rest, ging je op zoek naar een andere baan. Je hield wel van seks en wilde in die sector weer werk vinden. Prostitué leek jou wel wat: je weet precies hoeveel je verdient per klant, het is gezellig en je kunt er ook veel geld mee verdienen. Je kwam toen Marvin tegen, een pooier en je zei dat je voor hem wilde werken. Dat mocht, op voorwaarde dat je bij Mamma langs ging. Dit deed je en je werkt nog steeds voor hem</text:span></text:p>
        </text:list-item>
        <text:list-item>
          <text:p text:style-name="P28"><text:span text:style-name="T3">Mamma:</text:span><text:span text:style-name="T2"> Zij heeft jou op verzoek van Marvin de kneepjes van het vak geleerd. Aangezien een cursus prostitutie bij Mamma geld kost en jij zelf geen geld had, heeft Marvin dit betaald. Hij houdt het nu in op je loon, maar je verdiend desondanks goed.</text:span></text:p>
        </text:list-item>
        <text:list-item>
          <text:p text:style-name="P28"><text:span text:style-name="T3">Jimmy:</text:span><text:span text:style-name="T2"> Vroeger was jij een groot pornoster. Je werkte voor Jimmy (cameraman), Quinten (regisseur) en Goldberg (Producent). Je dacht dat alle begin moeilijk was, omdat je in het begin amper geld verdiende. Echter toen je doorbrak, veranderde er weinig in het loon dat je kreeg van hun drie. Je beseft dat ze jou in de maling namen, zei er wat van en hun ontkenden alle drie glashard. Ze logen en ze lachen je volgens jou hard uit achter je rug om. Daar hou je niet van en bent weggegaan. Eikels.</text:span></text:p>
        </text:list-item>
      </text:list>
      <text:p text:style-name="Standard"><text:span text:style-name="T1">Doel: </text:span><text:span text:style-name="T2">Soft zwart maken en van Marvin weg krijgen, Jimmy terugpakken, (waarom zijn Quinten en Goldberg er niet?),</text:span></text:p>
      <text:p text:style-name="P36">24. Ida</text:p>
      <text:p text:style-name="P1"/>
      <text:p text:style-name="Standard"><text:span text:style-name="T1">Beroep: </text:span><text:span text:style-name="T2">Vrouw van de burgemeester, pornoster (Amber)</text:span></text:p>
      <text:p text:style-name="P2">Huisvrouw die spanning zoekt in het leven en aandacht wil, arrogant</text:p>
      <text:p text:style-name="Standard"><text:span text:style-name="T1">Attributen: </text:span><text:span text:style-name="T2">grote, dure (gouden) oorbellen</text:span></text:p>
      <text:p text:style-name="Standard"><text:span text:style-name="T1">Tic: </text:span><text:span text:style-name="T2">kin omhoog en op mensen neerkijken</text:span></text:p>
      <text:p text:style-name="P1">Bekenden:</text:p>
      <text:list xml:id="list755811410" text:style-name="WW8Num17">
        <text:list-item>
          <text:p text:style-name="P29"><text:span text:style-name="T3">Friedrich:</text:span><text:span text:style-name="T2"> Je man, de burgemeester. Je houdt van hem, maar heeft weinig tijd voor je, doordat hij zo’n drukke baan heeft. Hij zorgt dat je je nergens zorgen om hoeft te maken</text:span></text:p>
        </text:list-item>
        <text:list-item>
          <text:p text:style-name="P29"><text:span text:style-name="T3">Jimmy:</text:span><text:span text:style-name="T2"> Je cameraman. Hij filmt je bij je pornosessies. Ondanks dat Friedrich je genoeg geld geeft om te kopen wat je wilt, wil je toch doorgaan met pornofilms maken voor de kick, de spanning, het ongewone. Je houdt van Friedrich, maar je voelt je sterk seksueel aangetrokken tot Jimmy, met zijn scherpe blik. Dit komt ook doordat Friedrich weinig tijd voor je heeft en jij hebt ook je vrouwelijk lusten. Je zou het niet erg vinden, dat als Jimmy aan het filmen is, hij zijn camera op een statief zet en ineens mee zou gaan doen.</text:span></text:p>
        </text:list-item>
        <text:list-item>
          <text:p text:style-name="P29"><text:span text:style-name="T3">Steven:</text:span><text:span text:style-name="T2"> Vroeger, toen je de spanning begon op te zoeken, was je eerst een tijdje naakt fotomodel voor Steven, totdat hij Britney ontmoette. Britney was beter dan jij en dat vond je niet leuk. Je vond Steven een lul dat hij een nieuw model nam boven jij en bent bij hem weggegaan. Toen kwam je Jimmy tegen die je in de filmwereld heeft geholpen</text:span></text:p>
        </text:list-item>
        <text:list-item>
          <text:p text:style-name="P29"><text:span text:style-name="T3">Cathrin:</text:span><text:span text:style-name="T2"> Je private-eye die je hebt ingeschakeld om het leven Britney eens goed te laten onderzoeken. Je hoopt erop dat ze aan drugs is, of een strafblad heeft en dat je haar van de top af kan stoten door chantage of door het simpelweg aan Steven te vertellen.</text:span></text:p>
        </text:list-item>
      </text:list>
      <text:p text:style-name="Standard"><text:span text:style-name="T1">Doel: (</text:span><text:span text:style-name="T2">Jimmy als minnaar nemen), Britney van de top afstoten en misschien weer terug naaktfotomodel worden (of beide beroepen?)</text:span></text:p>
      <text:p text:style-name="P36">25. Britney</text:p>
      <text:p text:style-name="P1"/>
      <text:p text:style-name="Standard"><text:span text:style-name="T1">Beroep: </text:span><text:span text:style-name="T2">Naaktfotomodel</text:span></text:p>
      <text:p text:style-name="P2">Arrogant</text:p>
      <text:p text:style-name="Standard"><text:span text:style-name="T1">Attributen: </text:span><text:span text:style-name="T2">boa</text:span></text:p>
      <text:p text:style-name="Standard"><text:span text:style-name="T1">Tic: </text:span><text:span text:style-name="T2">‘R’ spreekt ze uit als ‘W’ door haar Amerikaanse accent</text:span></text:p>
      <text:p text:style-name="P1">Bekenden:</text:p>
      <text:list xml:id="list1399422178" text:style-name="WW8Num18">
        <text:list-item>
          <text:p text:style-name="P30"><text:span text:style-name="T3">El Banjo:</text:span><text:span text:style-name="T2"> je bent verliefd op hem, je kent hem doordat je ooit je hart hebt uitgestort bij hem.</text:span></text:p>
        </text:list-item>
        <text:list-item>
          <text:p text:style-name="P30"><text:span text:style-name="T3">Steven:</text:span><text:span text:style-name="T2"> Je impresario. Je zou vanavond met hem en jullie fotograaf een nieuwe sessie schieten in het hotel, maar de fotograaf kon niet meer komen, omdat het hotel ingesneeuwd was, voordat hij kon komen. Hierdoor hebben jullie beiden een avond vrij, wat je wel relaxed vind.</text:span></text:p>
        </text:list-item>
        <text:list-item>
          <text:p text:style-name="P30"><text:span text:style-name="T3">Clair:</text:span><text:span text:style-name="T2"> Met Clair was je goede vriendinnen, jullie zaten in dezelfde jaarclub van het corps R.K.S.V. Sint Bernard. Op een dag besloot je dat je fotomodel wilde worden, maar dat je borsten te klein waren. Daarom vroeg je haar of je geld van haar kon lenen. Zij werkte immers al in een bak, jij bij de Albert Heijn. Zij leende jou dit geld en je zei haar het geld met een flinke rente terug te geven als je beroemd zou worden. Het is je nu gelukt om bekend naaktmodel te worden, maar je hebt geen zin meer om haar terug te betalen. Zij heeft toch geld zat. En trouwens, jij bent nu een stermodel en bent in Broadway geweest en je hoeft niets meer met een simpel bankdirectricetje te maken te hebben.</text:span></text:p>
        </text:list-item>
        <text:list-item>
          <text:p text:style-name="P30"><text:span text:style-name="T3">Jean-Pierre:</text:span><text:span text:style-name="T2"> Hij is een regisseur van pornofilms. Je kwam hem toevallig op een dag op straat tegen en hij vroeg of je in pornofilms je geld zou willen verdienen. Je werd kwaad op hem en viel tegen hem uit: natuurlijk wil je niet in pornofilms komen, want dan zou je je door allemaal ongeschoolde, ruwe mannen moeten laten nemen! Jij verdient wel iets beters. Jean-Pierre bood je echter wel een hoop geld aan, als je het zou doen.</text:span></text:p>
        </text:list-item>
      </text:list>
      <text:p text:style-name="Standard"><text:span text:style-name="T1">Doel: </text:span><text:span text:style-name="T2">El Banjo liefhebben en leuke dingen met hem doen, zorgen dat Clair niet loopt te zeiken, hitsige mannen van je afhouden en afbekken</text:span></text:p>
      <text:p text:style-name="P36">26. Steven</text:p>
      <text:p text:style-name="P1"/>
      <text:p text:style-name="Standard"><text:span text:style-name="T1">Beroep: </text:span><text:span text:style-name="T2">Impresario</text:span></text:p>
      <text:p text:style-name="P2">Verborgen zelfvertrouwengebrek</text:p>
      <text:p text:style-name="Standard"><text:span text:style-name="T1">Attributen: </text:span><text:span text:style-name="T2">agenda, dure vulpen</text:span></text:p>
      <text:p text:style-name="Standard"><text:span text:style-name="T1">Tic: </text:span><text:span text:style-name="T2">verslaafd aan cocaïne. Nadat je cocaïne gesnoven hebt, voel je je een hele bink. Zonder cocaïne op durf je bijna niets terug te zeggen, als iemand met jou in discussie wil gaan.</text:span></text:p>
      <text:p text:style-name="P1">Bekenden:</text:p>
      <text:list xml:id="list1751855891" text:style-name="WW8Num4">
        <text:list-item>
          <text:p text:style-name="P31"><text:span text:style-name="T3">Britney:</text:span><text:span text:style-name="T2"> Je naaktfotomodel. Je zou vanavond een sessie met haar en de fotograaf schieten, maar doordat het hotel ingesneeuwd is geraakt voordat hij er was, hebben jullie ineens een avond vrij, waar jij van baalt. Britney is een succesvol model en levert jou een hoop centen op. Probeer haar op een of andere manier aan het werk te zetten, zodat je vakantiegeld niet zo snel gaat.</text:span></text:p>
        </text:list-item>
        <text:list-item>
          <text:p text:style-name="P31"><text:span text:style-name="T3">Ida:</text:span><text:span text:style-name="T2"> Vroeger was zij een naaktmodel bij jou, maar toen jij Britney vond, en Britney bekender werd dan zij, werd zij jaloers. Je zag dat ze op het punt stond om op te stappen, omdat ze niet zonder aandacht kan, en je dacht er goed aan te doen tegen Jimmy te zeggen eens met haar te gaan praten. Dat deed hij en snel nadat Ida zei bij jou weg te gaan, is ze in de pornofilms doorgebroken.</text:span></text:p>
        </text:list-item>
        <text:list-item>
          <text:p text:style-name="P31"><text:span text:style-name="T3">Jimmy:</text:span><text:span text:style-name="T2"> Hij is een pornocameraman. Jullie helpen elkaar: hij levert jou modellen en jij levert hem actrices, zoals bijvoorbeeld Ida. </text:span></text:p>
        </text:list-item>
        <text:list-item>
          <text:p text:style-name="P31"><text:span text:style-name="T3">Johannes de Doper:</text:span><text:span text:style-name="T2"> hij is een dealer. Jij hebt een beetje een gebrek aan zelfvertrouwen, maar dat probeer je verborgen te houden. Daarom ben je aan de cocaïne gegaan: je voelt je daardoor de bink die je werkelijk bent. Je zit net zonder dope en moet dus vanavond even wat spul bijkopen.</text:span></text:p>
        </text:list-item>
      </text:list>
      <text:p text:style-name="Standard"><text:span text:style-name="T1">Doel: </text:span><text:span text:style-name="T2">Bij Johannes een nieuwe voorraad cocaïne inkopen, geld verdienen aan Britney, nieuw talent vinden</text:span></text:p>
      <text:p text:style-name="P36">27. Marie</text:p>
      <text:p text:style-name="P1"/>
      <text:p text:style-name="Standard"><text:span text:style-name="T1">Beroep:</text:span><text:span text:style-name="T2"> Vakantievierende Nobelprijswinnares Biologie</text:span></text:p>
      <text:p text:style-name="Standard"><text:span text:style-name="T1">Attributen: </text:span><text:span text:style-name="T2">Je Nobelprijswinnende spuitbus met feromonen</text:span></text:p>
      <text:p text:style-name="Standard"><text:span text:style-name="T1">Tic: </text:span><text:span text:style-name="T2">over Biologie praten</text:span></text:p>
      <text:p text:style-name="P1">Bekenden:</text:p>
      <text:list xml:id="list1207333205" text:style-name="WW8Num16">
        <text:list-item>
          <text:p text:style-name="P32"><text:span text:style-name="T3">Jomanda:</text:span><text:span text:style-name="T2"> Vroeger zat jij samen met haar bij een sekte. Daar ontmoette jij Jomanda. Maar alle twee vonden jullie die sekte een beetje belachelijk. Jij was ervan overtuigd dat alle mysterieuze zaken in die sekte biologisch te verklaren zijn, Jomanda vond het gewoon één groot toneelspel. Samen zijn jullie weggegaan bij die sekte en jij bent toen Biologie gaan studeren. Jomanda is haar eigen kant opgegaan. Jij hebt onlangs de Nobelprijs gewonnen voor de biologie, door een spuitbus met feromonen op de markt te brengen, waardoor mensen opgewonden raken als ze iemand met die feromonen ruiken. Men was ervan overtuigd dat je hiermee de wereld flink hebt verbeterd. Jomanda is toch de spiritualiteit opgegaan, dat zag je op TV.</text:span></text:p>
        </text:list-item>
        <text:list-item>
          <text:p text:style-name="P32"><text:span text:style-name="T3">Marvin:</text:span><text:span text:style-name="T2"> Je kwam hem gisteren tegen aan de bar en hebt de hele avond gezellig met hem gekletst. Hij is zo aardig en charmant, dat je verliefd op hem bent geworden. Hij heeft misschien dan niet zo hoog gestudeerd als jij, maar het is dan ook een flinke dosis lichamelijk aantrekkingskracht. Je wilt een relatie met hem, maar je wilt de feromonenspuitbus hiervoor niet gebruiken, want het gaat bij jou om de diepgang en gevoeligheid van een relatie en niet om de seks. Vanavond ga je kijken of het wat kan worden.</text:span></text:p>
        </text:list-item>
        <text:list-item>
          <text:p text:style-name="P32"><text:span text:style-name="T3">Wolfgang:</text:span><text:span text:style-name="T2"> Hij is skileraar in dit berggebied en een rokkenjager vind je. Je mag hem helemaal niet, want volgens jou is hij alleen aardig tegen jou, omdat hij jouw spuitbus met feromonen wil hebben, om zo mooie vrouwen in bed te krijgen. </text:span></text:p>
        </text:list-item>
        <text:list-item>
          <text:p text:style-name="P32"><text:span text:style-name="T3">Jimmy:</text:span><text:span text:style-name="T2"> Je oudere broer. Hij is niet zo slim als jij, maar wel goed voor je. Hij is cameraman van pornofilms, niet het meest respectabele beroep, maar het is een manier van je brood verdienen. Hij heeft je veel geld geleend voor je Nobelprijswinnende onderzoek naar feromonen. Nu jij de geldprijs binnen hebt, kun je hem eindelijk terug betalen. </text:span></text:p>
        </text:list-item>
      </text:list>
      <text:p text:style-name="Standard"><text:span text:style-name="T1">Doel: </text:span><text:span text:style-name="T2">Met Jomanda bijkletsen, Marvin versieren, Jimmy terug betalen</text:span></text:p>
      <text:p text:style-name="P36">28. Jomanda</text:p>
      <text:p text:style-name="P1"/>
      <text:p text:style-name="Standard"><text:span text:style-name="T1">Beroep: </text:span><text:span text:style-name="T2">Nep healer en medium, actrice</text:span></text:p>
      <text:p text:style-name="Standard"><text:span text:style-name="T1">Attributen: </text:span><text:span text:style-name="T2">Tarot kaartspel</text:span></text:p>
      <text:p text:style-name="Standard"><text:span text:style-name="T1">Tic: </text:span><text:span text:style-name="T2">rustig aan doen om de kosmische orde te bewaren, elk wissewasje met spiritualiteit verklaren</text:span></text:p>
      <text:p text:style-name="P1">Bekenden:</text:p>
      <text:list xml:id="list914802258" text:style-name="WW8Num26">
        <text:list-item>
          <text:p text:style-name="P33"><text:span text:style-name="T3">Jean-Pierre:</text:span><text:span text:style-name="T2"> Je kende hem van vroeger in de kerk in jullie Christelijke gemeente. Later kwam je hem tegen en hij bleek regisseur geworden te zijn. Hij heeft je geholpen met acteurs vinden om je ‘speciale gaven’ in scène te zetten en zo in de media te komen. Hij zwijgt erover dat je gaven nep zijn, hiervoor betaal je hem altijd goed als hij weer eens betrouwbare acteurs heeft gevonden. Vanavond zijn je acteurs er niet </text:span></text:p>
        </text:list-item>
        <text:list-item>
          <text:p text:style-name="P33"><text:span text:style-name="T3">Marie:</text:span><text:span text:style-name="T2"> Vroeger heb je met Marie in een sekte gezeten. Het was een hele spirituele sekte, maar jullie zijn samen weggegaan. Marie, omdat ze vond dat spiritualiteit geheel biologisch te verklaren vond en jij omdat je gelooft dat spiritualiteit slechts bestaat in de fantasie van mensen die er in geloven. Jij ging daar weg, om zelf te kijken of de wereld inderdaad zo goedgelovig is, dat ze jou tot healer verklaren. Uit spot heb je alles in scène gezet en het is je gelukt ook nog! Maar sinds zij de sekte samen met jou heeft verlaten, scheidden jullie wegen zich. Je weet van haar dat ze de Nobelprijs van de Biologie heeft gewonnen, maar voor de rest heb je haar al een flink aantal jaren niet gezien.</text:span></text:p>
        </text:list-item>
        <text:list-item>
          <text:p text:style-name="P33"><text:span text:style-name="T3">Cathrin:</text:span><text:span text:style-name="T2"> Zij is een private-eye en volgens jou wil vertrouwd ze jouw paranormaliteit niet helemaal. Volgens jou loopt ze gigantisch te vissen naar feiten die bewijzen dat jouw gaven nep zijn. Daarom wil je vanavond ook een ‘wonderbaarlijke genezing’ laten geschieden, omdat je vanavond toevallig met haar in hetzelfde hotel zit, zodat je voor eens en altijd van haar af bent. Daarom zul je vanavond nog even snel acteur(s) moeten vinden</text:span></text:p>
        </text:list-item>
        <text:list-item>
          <text:p text:style-name="P33"><text:span text:style-name="T3">Clair:</text:span><text:span text:style-name="T2"> Zij was een keer op je één van je healings. Ze kwam achteraf naar je toe om je te bedanken. Ze zij dat ze altijd last had van hoofdpijn, doordat ze altijd zoveel zaken aan haar hoofd heeft. Ze is bankdirectrice. Ze zegt dat je haar hebt genezen. Dit vind je prachtig: blijkbaar was de hoofdpijn slechts psychisch en heb je haar ‘genezen’ doordat ze je geloofde. Je zei tegen haar dat je blij was, dat ze geen last meer heeft van haar kwellingen. Sindsdien stort ze om de zoveel tijd een behoorlijke smak geld. Precies wat je nodig had: een rijke gelover.</text:span></text:p>
        </text:list-item>
      </text:list>
      <text:p text:style-name="Standard"><text:span text:style-name="T1">Doel: </text:span><text:span text:style-name="T2">Acteurs vinden, ‘wonderbaarlijke genezing’ opvoeren, geld van Clair krijgen en haar tevreden houden, zorgen dat Cathrin niet zo loopt te neuzen in je zaakjes</text:span></text:p>
      <text:p text:style-name="P36">29. Hedwig</text:p>
      <text:p text:style-name="P1"/>
      <text:p text:style-name="Standard"><text:span text:style-name="T1">Beroep: </text:span><text:span text:style-name="T2">Iemand met het syndroom van Down</text:span></text:p>
      <text:p text:style-name="P2">Vergeetachtig, intuïtief goede mensenkennis, kan over makkelijke dingen praten</text:p>
      <text:p text:style-name="Standard"><text:span text:style-name="T1">Attributen:</text:span><text:span text:style-name="T2"> tekenblok met kleurtjes</text:span></text:p>
      <text:p text:style-name="Standard"><text:span text:style-name="T1">Tic: </text:span><text:span text:style-name="T2">onwijs, onwijs, onwijs vergeetachtig</text:span></text:p>
      <text:p text:style-name="P1">Bekenden:</text:p>
      <text:list xml:id="list1136279228" text:style-name="WW8Num6">
        <text:list-item>
          <text:p text:style-name="P34"><text:span text:style-name="T3">Mamma:</text:span><text:span text:style-name="T2"> toen je moeder beviel van jou, heeft zij als ziekenverzorgsters jou op de wereld gezet. Je mag haar, ze komt je soms opzoeken in het hotel</text:span></text:p>
        </text:list-item>
        <text:list-item>
          <text:p text:style-name="P34"><text:span text:style-name="T3">Helen:</text:span><text:span text:style-name="T2"> de eigenares van het hotel en tweede moeder. Je kunt het heel goed met haar vinden en als je haar ziet begin je te glimlachen.</text:span></text:p>
        </text:list-item>
        <text:list-item>
          <text:p text:style-name="P34"><text:span text:style-name="T3">Castro:</text:span><text:span text:style-name="T2"> iemand die geregeld in het hotel te vinden is en dan geld aan Helen geeft, je weet alleen niet waarvoor. Toch zegt je intuïtie dat hij niet te vertrouwen is en je bent ook bang voor hem</text:span></text:p>
        </text:list-item>
        <text:list-item>
          <text:p text:style-name="P34"><text:span text:style-name="T3">Daisy:</text:span><text:span text:style-name="T2"> de schoonmaakster van het hotel, met haar kan je gezellig kletsen</text:span></text:p>
        </text:list-item>
      </text:list>
      <text:p text:style-name="P1">Sterke gevoelens:</text:p>
      <text:list xml:id="list1520371505" text:style-name="WW8Num11">
        <text:list-item>
          <text:p text:style-name="P35"><text:span text:style-name="T3">Castro, Calzone ai Funghi, David, Johannes de Doper:</text:span><text:span text:style-name="T2"> slechte mensen, maar toch een stukje genegenheid bij hem</text:span></text:p>
        </text:list-item>
        <text:list-item>
          <text:p text:style-name="P4">Je moeder heette Quattro Stagioni</text:p>
        </text:list-item>
        <text:list-item>
          <text:p text:style-name="P4">Je vader is in het hotel aanwezig</text:p>
        </text:list-item>
      </text:list>
      <text:p text:style-name="Standard"><text:span text:style-name="T1">Doel: </text:span><text:span text:style-name="T2">uitvinden wie je vader is, heel goed iemand met het syndroom van Down spele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AU"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12pt" fo:language="nl" fo:country="NL" style:font-size-asian="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2pt" fo:language="nl" fo:country="NL"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WW8Num1z0" style:family="text">
      <style:text-properties style:font-name="Symbol"/>
    </style:style>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Impact" fo:font-size="26pt" style:text-underline-style="solid" style:text-underline-width="auto" style:text-underline-color="font-color" style:font-size-asian="26pt"/>
    </style:style>
    <style:style style:name="MP2" style:family="paragraph" style:parent-style-name="Footer">
      <style:text-properties fo:font-size="16pt" style:font-size-asian="1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Confidential ! For your eyes ONLY !</text:p>
      </style:header>
      <style:footer>
        <text:p text:style-name="MP2">Rollen geschreven door Francesc Montsserrat, Maarten Bleeker en Richèl Bilderbeek op 15 April 2000</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m:</dc:title>
    <meta:initial-creator>B1135007</meta:initial-creator>
    <meta:creation-date>2000-04-17T04:00:00</meta:creation-date>
    <dc:creator>B1135007</dc:creator>
    <dc:date>2000-08-18T14:00:00</dc:date>
    <meta:print-date>2000-08-18T14:00:00</meta:print-date>
    <meta:editing-cycles>3</meta:editing-cycles>
    <meta:editing-duration>PT00H02M00S</meta:editing-duration>
    <meta:document-statistic meta:table-count="0" meta:image-count="0" meta:object-count="0" meta:page-count="29" meta:paragraph-count="335" meta:word-count="11316" meta:character-count="63262"/>
    <meta:generator>OpenOffice.org/3.2$Linux OpenOffice.org_project/320m12$Build-9483</meta:generator>
    <meta:user-defined meta:name="Info 1"/>
    <meta:user-defined meta:name="Info 2"/>
    <meta:user-defined meta:name="Info 3"/>
    <meta:user-defined meta:name="Info 4"/>
  </office:meta>
</office:document-meta>
</file>